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0808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333333" draw:marker-start-width="0.321cm" draw:marker-end-width="0.321cm" draw:stroke-linejoin="miter" svg:stroke-linecap="round" draw:fill-color="#b4c7dc" draw:textarea-horizontal-align="justify" draw:textarea-vertical-align="middle" draw:auto-grow-height="false" fo:min-height="1.704cm" fo:min-width="3.043cm" fo:padding-top="0.165cm" fo:padding-bottom="0.165cm" fo:padding-left="0.29cm" fo:padding-right="0.29cm"/>
    </style:style>
    <style:style style:name="gr2" style:family="graphic" style:parent-style-name="standard">
      <style:graphic-properties svg:stroke-width="0.053cm" svg:stroke-color="#ff0000" draw:marker-start-width="0.279cm" draw:marker-end-width="0.279cm" draw:fill-color="#8e86ae" draw:textarea-horizontal-align="justify" draw:textarea-vertical-align="middle" draw:auto-grow-height="false" fo:min-height="0.202cm" fo:min-width="0.67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4" style:family="graphic" style:parent-style-name="standard">
      <style:graphic-properties svg:stroke-width="0.081cm" svg:stroke-color="#333333" draw:marker-start-width="0.321cm" draw:marker-end-width="0.321cm" draw:stroke-linejoin="miter" svg:stroke-linecap="round" draw:fill-color="#b4c7dc" draw:textarea-horizontal-align="justify" draw:textarea-vertical-align="middle" draw:auto-grow-height="false" fo:min-height="1.705cm" fo:min-width="3.042cm" fo:padding-top="0.165cm" fo:padding-bottom="0.165cm" fo:padding-left="0.29cm" fo:padding-right="0.29cm"/>
    </style:style>
    <style:style style:name="gr5" style:family="graphic" style:parent-style-name="standard">
      <style:graphic-properties svg:stroke-width="0.053cm" svg:stroke-color="#ff0000" draw:marker-start-width="0.279cm" draw:marker-end-width="0.279cm" draw:textarea-horizontal-align="justify" draw:textarea-vertical-align="middle" draw:auto-grow-height="false" fo:min-height="0.202cm" fo:min-width="0.669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ff0000" draw:marker-start-width="0.279cm" draw:marker-end-width="0.279cm" draw:textarea-horizontal-align="justify" draw:textarea-vertical-align="middle" draw:auto-grow-height="false" fo:min-height="0.202cm" fo:min-width="0.465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ff0000" draw:marker-start-width="0.279cm" draw:marker-end-width="0.279cm" draw:fill-color="#8e86ae" draw:textarea-horizontal-align="justify" draw:textarea-vertical-align="middle" draw:auto-grow-height="false" fo:min-height="0.202cm" fo:min-width="0.669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053cm" svg:stroke-color="#ff0000" draw:marker-start-width="0.279cm" draw:marker-end="Arrowheads_20_8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0000" draw:marker-start-width="0.279cm" draw:marker-end-width="0.279cm" draw:textarea-horizontal-align="justify" draw:textarea-vertical-align="middle" draw:auto-grow-height="false" fo:min-height="0.202cm" fo:min-width="0.466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81cm" svg:stroke-color="#333333" draw:marker-start-width="0.321cm" draw:marker-end-width="0.321cm" draw:stroke-linejoin="miter" svg:stroke-linecap="round" draw:fill-color="#b4c7dc" draw:textarea-horizontal-align="justify" draw:textarea-vertical-align="middle" draw:auto-grow-height="false" fo:min-height="1.704cm" fo:min-width="3.042cm" fo:padding-top="0.165cm" fo:padding-bottom="0.165cm" fo:padding-left="0.29cm" fo:padding-right="0.29cm"/>
    </style:style>
    <style:style style:name="gr11" style:family="graphic" style:parent-style-name="objectwithoutfill">
      <style:graphic-properties draw:stroke="dash" draw:stroke-dash="Dot_20__28_Rounded_29_" svg:stroke-width="0.053cm" svg:stroke-color="#00a933" draw:marker-start-width="0.279cm" draw:marker-end="Arrowheads_20_1" draw:marker-end-width="0.379cm" svg:stroke-linecap="round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0000" draw:marker-start-width="0.279cm" draw:marker-end-width="0.279cm" draw:textarea-horizontal-align="justify" draw:textarea-vertical-align="middle" draw:auto-grow-height="false" fo:min-height="0.202cm" fo:min-width="0.512cm" fo:padding-top="0.151cm" fo:padding-bottom="0.151cm" fo:padding-left="0.276cm" fo:padding-right="0.276cm"/>
      <style:paragraph-properties style:writing-mode="lr-tb"/>
    </style:style>
    <style:style style:name="gr13" style:family="graphic" style:parent-style-name="objectwithoutfill">
      <style:graphic-properties draw:stroke="dash" draw:stroke-dash="Dot_20__28_Rounded_29_" svg:stroke-width="0.053cm" svg:stroke-color="#00a933" draw:marker-start-width="0.279cm" draw:marker-end="Arrowheads_20_2" draw:marker-end-width="0.379cm" svg:stroke-linecap="round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draw:stroke="dash" draw:stroke-dash="Dot_20__28_Rounded_29_" svg:stroke-width="0.053cm" svg:stroke-color="#00a933" draw:marker-start-width="0.279cm" draw:marker-end="Arrowheads_20_3" draw:marker-end-width="0.379cm" svg:stroke-linecap="round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f0000" draw:marker-start-width="0.279cm" draw:marker-end-width="0.279cm" draw:textarea-horizontal-align="justify" draw:textarea-vertical-align="middle" draw:auto-grow-height="false" fo:min-height="0.202cm" fo:min-width="0.67cm" fo:padding-top="0.151cm" fo:padding-bottom="0.151cm" fo:padding-left="0.276cm" fo:padding-right="0.276cm"/>
      <style:paragraph-properties style:writing-mode="lr-tb"/>
    </style:style>
    <style:style style:name="gr16" style:family="graphic" style:parent-style-name="objectwithoutfill">
      <style:graphic-properties draw:stroke="dash" draw:stroke-dash="Dot_20__28_Rounded_29_" svg:stroke-width="0.053cm" svg:stroke-color="#00a933" draw:marker-start-width="0.279cm" draw:marker-end="Arrowheads_20_6" draw:marker-end-width="0.379cm" svg:stroke-linecap="round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ff0000" draw:marker-start-width="0.279cm" draw:marker-end="Arrowheads_20_10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ff0000" draw:marker-start-width="0.279cm" draw:marker-end="Arrowheads_20_11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ff0000" draw:marker-start-width="0.279cm" draw:marker-end="Arrowheads_20_12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3" style:family="graphic" style:parent-style-name="standard">
      <style:graphic-properties svg:stroke-width="0.053cm" svg:stroke-color="#333333" draw:marker-start-width="0.279cm" draw:marker-end-width="0.279cm" draw:fill-color="#b4c7dc" draw:textarea-horizontal-align="justify" draw:textarea-vertical-align="middle" draw:auto-grow-height="false" fo:min-height="0.299cm" fo:min-width="1.376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svg:stroke-color="#00a933" draw:marker-start-width="0.279cm" draw:marker-end-width="0.279cm" draw:fill-color="#729fcf" draw:textarea-horizontal-align="justify" draw:textarea-vertical-align="middle" draw:auto-grow-height="false" fo:min-height="0.299cm" fo:min-width="1.763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053cm" svg:stroke-color="#00a933" draw:marker-start-width="0.279cm" draw:marker-end-width="0.279cm" draw:fill-color="#8e86ae" draw:textarea-horizontal-align="justify" draw:textarea-vertical-align="middle" draw:auto-grow-height="false" fo:min-height="0.299cm" fo:min-width="1.782cm" fo:padding-top="0.151cm" fo:padding-bottom="0.151cm" fo:padding-left="0.276cm" fo:padding-right="0.276cm"/>
      <style:paragraph-properties style:writing-mode="lr-tb"/>
    </style:style>
    <style:style style:name="gr26" style:family="graphic" style:parent-style-name="objectwithoutfill">
      <style:graphic-properties draw:stroke="dash" draw:stroke-dash="Dot" svg:stroke-width="0.053cm" svg:stroke-color="#00a933" draw:marker-start-width="0.279cm" draw:marker-end="Arrowheads_20_13" draw:marker-end-width="0.379cm" svg:stroke-linecap="butt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draw:stroke="solid" draw:stroke-dash="Dot" svg:stroke-width="0.053cm" svg:stroke-color="#00a933" draw:marker-start-width="0.279cm" draw:marker-end="Arrowheads_20_13" draw:marker-end-width="0.379cm" svg:stroke-linecap="butt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draw:stroke="solid" draw:stroke-dash="Dot" svg:stroke-width="0.053cm" svg:stroke-color="#ffbf00" draw:marker-start-width="0.279cm" draw:marker-end="Arrowheads_20_13" draw:marker-end-width="0.379cm" svg:stroke-linecap="butt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draw:stroke="solid" draw:stroke-dash="Dot" svg:stroke-width="0.053cm" svg:stroke-color="#ff0000" draw:marker-start-width="0.279cm" draw:marker-end="Arrowheads_20_13" draw:marker-end-width="0.379cm" svg:stroke-linecap="butt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ffbf00" draw:marker-start-width="0.279cm" draw:marker-end-width="0.279cm" draw:fill-color="#729fcf" draw:textarea-horizontal-align="justify" draw:textarea-vertical-align="middle" draw:auto-grow-height="false" fo:min-height="0.299cm" fo:min-width="2.393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svg:stroke-width="0.053cm" svg:stroke-color="#ff0000" draw:marker-start-width="0.279cm" draw:marker-end-width="0.279cm" draw:fill-color="#729fcf" draw:textarea-horizontal-align="justify" draw:textarea-vertical-align="middle" draw:auto-grow-height="false" fo:min-height="0.299cm" fo:min-width="1.763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svg:stroke-width="0.053cm" svg:stroke-color="#ff0000" draw:marker-start-width="0.279cm" draw:marker-end-width="0.279cm" draw:fill-color="#8e86ae" draw:textarea-horizontal-align="justify" draw:textarea-vertical-align="middle" draw:auto-grow-height="false" fo:min-height="0.299cm" fo:min-width="1.782cm" fo:padding-top="0.151cm" fo:padding-bottom="0.151cm" fo:padding-left="0.276cm" fo:padding-right="0.276cm"/>
      <style:paragraph-properties style:writing-mode="lr-tb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svg:stroke-width="0.053cm" svg:stroke-color="#00a933" draw:marker-start-width="0.279cm" draw:marker-end-width="0.279cm" draw:fill-color="#8e86ae" draw:textarea-horizontal-align="justify" draw:textarea-vertical-align="middle" draw:auto-grow-height="false" fo:min-height="0.202cm" fo:min-width="0.67cm" fo:padding-top="0.151cm" fo:padding-bottom="0.151cm" fo:padding-left="0.276cm" fo:padding-right="0.276cm"/>
      <style:paragraph-properties style:writing-mode="lr-tb"/>
    </style:style>
    <style:style style:name="gr35" style:family="graphic" style:parent-style-name="objectwithoutfill">
      <style:graphic-properties svg:stroke-width="0.053cm" svg:stroke-color="#ffbf00" draw:marker-start-width="0.279cm" draw:marker-end="Arrowheads_20_10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00a933" draw:marker-start-width="0.279cm" draw:marker-end-width="0.279cm" draw:fill-color="#8e86ae" draw:textarea-horizontal-align="justify" draw:textarea-vertical-align="middle" draw:auto-grow-height="false" fo:min-height="0.202cm" fo:min-width="0.669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>
      <style:graphic-properties svg:stroke-width="0.053cm" svg:stroke-color="#00a933" draw:marker-start-width="0.279cm" draw:marker-end-width="0.279cm" draw:textarea-horizontal-align="justify" draw:textarea-vertical-align="middle" draw:auto-grow-height="false" fo:min-height="0.202cm" fo:min-width="0.466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svg:stroke-width="0.053cm" svg:stroke-color="#ff0000" draw:marker-start-width="0.279cm" draw:marker-end-width="0.279cm" draw:textarea-horizontal-align="justify" draw:textarea-vertical-align="middle" draw:auto-grow-height="false" fo:min-height="0.202cm" fo:min-width="0.502cm" fo:padding-top="0.151cm" fo:padding-bottom="0.151cm" fo:padding-left="0.276cm" fo:padding-right="0.276cm"/>
      <style:paragraph-properties style:writing-mode="lr-tb"/>
    </style:style>
    <style:style style:name="gr39" style:family="graphic" style:parent-style-name="objectwithoutfill">
      <style:graphic-properties svg:stroke-width="0.053cm" svg:stroke-color="#00a933" draw:marker-start-width="0.279cm" draw:marker-end="Arrowheads_20_10" draw:marker-end-width="0.379cm" draw:fill="none" draw:textarea-vertical-align="middle" fo:padding-top="0.151cm" fo:padding-bottom="0.151cm" fo:padding-left="0.276cm" fo:padding-right="0.276cm"/>
    </style:style>
    <style:style style:name="gr40" style:family="graphic" style:parent-style-name="objectwithoutfill">
      <style:graphic-properties svg:stroke-width="0.053cm" svg:stroke-color="#ffbf00" draw:marker-start-width="0.279cm" draw:marker-end="Arrowheads_20_11" draw:marker-end-width="0.379cm" draw:fill="none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ffbf00" draw:marker-start-width="0.279cm" draw:marker-end-width="0.279cm" draw:fill-color="#8e86ae" draw:textarea-horizontal-align="justify" draw:textarea-vertical-align="middle" draw:auto-grow-height="false" fo:min-height="0.202cm" fo:min-width="0.67cm" fo:padding-top="0.151cm" fo:padding-bottom="0.151cm" fo:padding-left="0.276cm" fo:padding-right="0.276cm"/>
      <style:paragraph-properties style:writing-mode="lr-tb"/>
    </style:style>
    <style:style style:name="gr42" style:family="graphic" style:parent-style-name="standard">
      <style:graphic-properties svg:stroke-width="0.053cm" svg:stroke-color="#ffbf00" draw:marker-start-width="0.279cm" draw:marker-end-width="0.279cm" draw:textarea-horizontal-align="justify" draw:textarea-vertical-align="middle" draw:auto-grow-height="false" fo:min-height="0.202cm" fo:min-width="0.466cm" fo:padding-top="0.151cm" fo:padding-bottom="0.151cm" fo:padding-left="0.276cm" fo:padding-right="0.276cm"/>
      <style:paragraph-properties style:writing-mode="lr-tb"/>
    </style:style>
    <style:style style:name="gr43" style:family="graphic" style:parent-style-name="standard">
      <style:graphic-properties svg:stroke-width="0.053cm" svg:stroke-color="#00a933" draw:marker-start-width="0.279cm" draw:marker-end-width="0.279cm" draw:textarea-horizontal-align="justify" draw:textarea-vertical-align="middle" draw:auto-grow-height="false" fo:min-height="0.202cm" fo:min-width="0.502cm" fo:padding-top="0.151cm" fo:padding-bottom="0.151cm" fo:padding-left="0.276cm" fo:padding-right="0.276cm"/>
      <style:paragraph-properties style:writing-mode="lr-tb"/>
    </style:style>
    <style:style style:name="gr44" style:family="graphic" style:parent-style-name="objectwithoutfill">
      <style:graphic-properties svg:stroke-width="0.053cm" svg:stroke-color="#00a933" draw:marker-start-width="0.279cm" draw:marker-end="Arrowheads_20_11" draw:marker-end-width="0.379cm" draw:fill="none" draw:textarea-vertical-align="middle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53cm" svg:stroke-color="#00a933" draw:marker-start-width="0.279cm" draw:marker-end="Arrowheads_20_12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ffbf00" draw:marker-start-width="0.279cm" draw:marker-end-width="0.279cm" draw:fill-color="#8e86ae" draw:textarea-horizontal-align="justify" draw:textarea-vertical-align="middle" draw:auto-grow-height="false" fo:min-height="0.202cm" fo:min-width="0.669cm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>
      <style:graphic-properties svg:stroke-width="0.053cm" svg:stroke-color="#ffbf00" draw:marker-start-width="0.279cm" draw:marker-end-width="0.279cm" draw:textarea-horizontal-align="justify" draw:textarea-vertical-align="middle" draw:auto-grow-height="false" fo:min-height="0.202cm" fo:min-width="0.502cm" fo:padding-top="0.151cm" fo:padding-bottom="0.151cm" fo:padding-left="0.276cm" fo:padding-right="0.276cm"/>
      <style:paragraph-properties style:writing-mode="lr-tb"/>
    </style:style>
    <style:style style:name="gr48" style:family="graphic" style:parent-style-name="objectwithoutfill">
      <style:graphic-properties svg:stroke-width="0.053cm" svg:stroke-color="#ffbf00" draw:marker-start-width="0.279cm" draw:marker-end="Arrowheads_20_8" draw:marker-end-width="0.379cm" draw:fill="none" draw:textarea-vertical-align="middle" fo:padding-top="0.151cm" fo:padding-bottom="0.151cm" fo:padding-left="0.276cm" fo:padding-right="0.276cm"/>
    </style:style>
    <style:style style:name="gr49" style:family="graphic" style:parent-style-name="objectwithoutfill">
      <style:graphic-properties svg:stroke-width="0.053cm" svg:stroke-color="#00a933" draw:marker-start-width="0.279cm" draw:marker-end="Arrowheads_20_8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-color="#8e86ae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-color="#729fc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3.623cm" svg:height="2.034cm" svg:x="23.515cm" svg:y="9.11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9" draw:id="id9" draw:layer="layout" svg:width="1.222cm" svg:height="0.504cm" svg:x="23.553cm" svg:y="10.59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23.913cm" svg:y="9.402cm">
            <draw:text-box>
              <text:p text:style-name="P4"><text:span text:style-name="T2">source</text:span></text:p>
            </draw:text-box>
          </draw:frame>
          <draw:custom-shape draw:style-name="gr4" draw:text-style-name="P1" draw:layer="layout" svg:width="3.622cm" svg:height="2.035cm" svg:x="19.914cm" svg:y="5.8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221cm" svg:height="0.504cm" svg:x="19.952cm" svg:y="7.367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017cm" svg:height="0.504cm" svg:x="22.491cm" svg:y="7.387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20.242cm" svg:y="6.117cm">
            <draw:text-box>
              <text:p text:style-name="P4"><text:span text:style-name="T2">name</text:span></text:p>
            </draw:text-box>
          </draw:frame>
          <draw:custom-shape draw:style-name="gr4" draw:text-style-name="P1" draw:layer="layout" svg:width="3.622cm" svg:height="2.035cm" svg:x="19.914cm" svg:y="5.87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xml:id="id1" draw:id="id1" draw:layer="layout" svg:width="1.221cm" svg:height="0.504cm" svg:x="19.952cm" svg:y="7.367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20.242cm" svg:y="6.117cm">
            <draw:text-box>
              <text:p text:style-name="P4"><text:span text:style-name="T2">telescope</text:span></text:p>
            </draw:text-box>
          </draw:frame>
          <draw:connector draw:style-name="gr8" draw:text-style-name="P6" draw:layer="layout" draw:line-skew="-1.921cm" svg:x1="19.952cm" svg:y1="7.619cm" svg:x2="13.14cm" svg:y2="10.083cm" draw:start-shape="id1" draw:start-glue-point="3" draw:end-shape="id2" draw:end-glue-point="1" svg:d="M19952 7619h-5327v2464h-1485" svg:viewBox="0 0 6813 2465">
            <text:p/>
          </draw:connector>
          <draw:g>
            <draw:custom-shape draw:style-name="gr1" draw:text-style-name="P1" draw:layer="layout" svg:width="3.623cm" svg:height="2.034cm" svg:x="9.554cm" svg:y="9.08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1.221cm" svg:height="0.504cm" svg:x="9.592cm" svg:y="10.574cm">
              <text:p text:style-name="P2"><text:span text:style-name="T1">out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18cm" svg:height="0.504cm" svg:x="12.131cm" svg:y="10.594cm">
              <text:p text:style-name="P2"><text:span text:style-name="T1">in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5" draw:layer="layout" svg:width="2.936cm" svg:height="0.725cm" svg:x="9.883cm" svg:y="9.325cm">
              <draw:text-box>
                <text:p text:style-name="P4"><text:span text:style-name="T2">pickoff</text:span></text:p>
              </draw:text-box>
            </draw:frame>
            <draw:custom-shape draw:style-name="gr5" draw:text-style-name="P2" draw:layer="layout" svg:width="1.221cm" svg:height="0.504cm" svg:x="9.592cm" svg:y="10.574cm">
              <text:p text:style-name="P2"><text:span text:style-name="T1">out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18cm" svg:height="0.504cm" svg:x="12.131cm" svg:y="10.594cm">
              <text:p text:style-name="P2"><text:span text:style-name="T1">in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18cm" svg:height="0.504cm" svg:x="12.122cm" svg:y="9.974cm">
              <text:p text:style-name="P2"><text:span text:style-name="T1">i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1" draw:layer="layout" svg:width="3.622cm" svg:height="2.034cm" svg:x="16.452cm" svg:y="9.1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221cm" svg:height="0.504cm" svg:x="16.49cm" svg:y="10.59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018cm" svg:height="0.504cm" svg:x="19.029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16.781cm" svg:y="9.344cm">
            <draw:text-box>
              <text:p text:style-name="P4"><text:span text:style-name="T2">name</text:span></text:p>
            </draw:text-box>
          </draw:frame>
          <draw:custom-shape draw:style-name="gr10" draw:text-style-name="P1" draw:layer="layout" svg:width="3.622cm" svg:height="2.034cm" svg:x="16.452cm" svg:y="9.1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xml:id="id4" draw:id="id4" draw:layer="layout" svg:width="1.221cm" svg:height="0.504cm" svg:x="16.49cm" svg:y="10.61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xml:id="id3" draw:id="id3" draw:layer="layout" svg:width="1.018cm" svg:height="0.504cm" svg:x="19.029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16.781cm" svg:y="9.344cm">
            <draw:text-box>
              <text:p text:style-name="P4"><text:span text:style-name="T2">fwtelsim</text:span></text:p>
            </draw:text-box>
          </draw:frame>
          <draw:connector draw:style-name="gr11" draw:text-style-name="P6" draw:layer="layout" draw:type="line" svg:x1="19.029cm" svg:y1="10.865cm" svg:x2="17.711cm" svg:y2="10.865cm" draw:start-shape="id3" draw:start-glue-point="3" draw:end-shape="id4" draw:end-glue-point="1" svg:d="M19029 10865h-1318" svg:viewBox="0 0 1319 1">
            <text:p/>
          </draw:connector>
          <draw:custom-shape draw:style-name="gr1" draw:text-style-name="P1" draw:layer="layout" svg:width="3.623cm" svg:height="2.034cm" svg:x="9.554cm" svg:y="9.1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221cm" svg:height="0.504cm" svg:x="9.592cm" svg:y="10.59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018cm" svg:height="0.504cm" svg:x="12.131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9.883cm" svg:y="9.344cm">
            <draw:text-box>
              <text:p text:style-name="P4"><text:span text:style-name="T2">pickoff</text:span></text:p>
            </draw:text-box>
          </draw:frame>
          <draw:custom-shape draw:style-name="gr7" draw:text-style-name="P3" xml:id="id6" draw:id="id6" draw:layer="layout" svg:width="1.221cm" svg:height="0.504cm" svg:x="9.592cm" svg:y="10.61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xml:id="id5" draw:id="id5" draw:layer="layout" svg:width="1.064cm" svg:height="0.504cm" svg:x="12.085cm" svg:y="10.613cm">
            <text:p text:style-name="P2"><text:span text:style-name="T1">lab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xml:id="id2" draw:id="id2" draw:layer="layout" svg:width="1.018cm" svg:height="0.504cm" svg:x="12.122cm" svg:y="9.831cm">
            <text:p text:style-name="P2"><text:span text:style-name="T1">tel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6" draw:layer="layout" draw:type="line" svg:x1="12.085cm" svg:y1="10.865cm" svg:x2="10.813cm" svg:y2="10.865cm" draw:start-shape="id5" draw:start-glue-point="3" draw:end-shape="id6" draw:end-glue-point="1" svg:d="M12085 10865h-1272" svg:viewBox="0 0 1273 1">
            <text:p/>
          </draw:connector>
          <draw:connector draw:style-name="gr14" draw:text-style-name="P6" draw:layer="layout" svg:x1="12.122cm" svg:y1="10.083cm" svg:x2="10.202cm" svg:y2="10.613cm" draw:start-shape="id2" draw:start-glue-point="3" draw:end-shape="id6" draw:end-glue-point="0" svg:d="M12122 10083h-1920v530" svg:viewBox="0 0 1921 531">
            <text:p/>
          </draw:connector>
          <draw:custom-shape draw:style-name="gr1" draw:text-style-name="P1" draw:layer="layout" svg:width="3.623cm" svg:height="2.034cm" svg:x="3.002cm" svg:y="9.10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1.222cm" svg:height="0.504cm" svg:x="3.04cm" svg:y="10.59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018cm" svg:height="0.504cm" svg:x="5.579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3.331cm" svg:y="9.344cm">
            <draw:text-box>
              <text:p text:style-name="P4"><text:span text:style-name="T2">stagek</text:span></text:p>
            </draw:text-box>
          </draw:frame>
          <draw:custom-shape draw:style-name="gr2" draw:text-style-name="P3" xml:id="id8" draw:id="id8" draw:layer="layout" svg:width="1.222cm" svg:height="0.504cm" svg:x="3.04cm" svg:y="10.61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xml:id="id7" draw:id="id7" draw:layer="layout" svg:width="1.018cm" svg:height="0.504cm" svg:x="5.579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6" draw:layer="layout" draw:type="line" svg:x1="5.579cm" svg:y1="10.865cm" svg:x2="4.262cm" svg:y2="10.865cm" draw:start-shape="id7" draw:start-glue-point="3" draw:end-shape="id8" draw:end-glue-point="1" svg:d="M5579 10865h-1317" svg:viewBox="0 0 1318 1">
            <text:p/>
          </draw:connector>
          <draw:connector draw:style-name="gr17" draw:text-style-name="P6" draw:layer="layout" draw:type="line" svg:x1="23.553cm" svg:y1="10.845cm" svg:x2="20.047cm" svg:y2="10.865cm" draw:start-shape="id9" draw:start-glue-point="3" draw:end-shape="id3" draw:end-glue-point="1" svg:d="M23553 10845l-3506 20" svg:viewBox="0 0 3507 21">
            <text:p/>
          </draw:connector>
          <draw:connector draw:style-name="gr18" draw:text-style-name="P6" draw:layer="layout" draw:type="line" svg:x1="16.49cm" svg:y1="10.865cm" svg:x2="13.149cm" svg:y2="10.865cm" draw:start-shape="id4" draw:start-glue-point="3" draw:end-shape="id5" draw:end-glue-point="1" svg:d="M16490 10865h-3341" svg:viewBox="0 0 3342 1">
            <text:p/>
          </draw:connector>
          <draw:connector draw:style-name="gr19" draw:text-style-name="P6" draw:layer="layout" draw:type="line" svg:x1="9.592cm" svg:y1="10.865cm" svg:x2="6.597cm" svg:y2="10.865cm" draw:start-shape="id6" draw:start-glue-point="3" draw:end-shape="id7" draw:end-glue-point="1" svg:d="M9592 10865h-2995" svg:viewBox="0 0 2996 1">
            <text:p/>
          </draw:connector>
          <draw:frame draw:style-name="gr20" draw:text-style-name="P7" draw:layer="layout" svg:width="3.11cm" svg:height="0.65cm" svg:x="20.303cm" svg:y="10.083cm">
            <draw:text-box>
              <text:p><text:span text:style-name="T1">source2fwtelsim</text:span></text:p>
            </draw:text-box>
          </draw:frame>
          <draw:frame draw:style-name="gr20" draw:text-style-name="P7" draw:layer="layout" svg:width="3.11cm" svg:height="0.65cm" svg:x="13.284cm" svg:y="10.249cm">
            <draw:text-box>
              <text:p><text:span text:style-name="T1">fwtelsim2pickoff</text:span></text:p>
            </draw:text-box>
          </draw:frame>
          <draw:frame draw:style-name="gr21" draw:text-style-name="P7" draw:layer="layout" svg:width="3.49cm" svg:height="1.039cm" svg:x="15.093cm" svg:y="6.994cm">
            <draw:text-box>
              <text:p><text:span text:style-name="T1">telescope2pickoff</text:span></text:p>
            </draw:text-box>
          </draw:frame>
          <draw:frame draw:style-name="gr20" draw:text-style-name="P7" draw:layer="layout" svg:width="3.11cm" svg:height="0.65cm" svg:x="6.842cm" svg:y="10.181cm">
            <draw:text-box>
              <text:p><text:span text:style-name="T1">pickoff2stagek</text:span></text:p>
            </draw:text-box>
          </draw:frame>
        </draw:g>
        <draw:frame draw:style-name="gr22" draw:text-style-name="P8" draw:layer="layout" svg:width="4.167cm" svg:height="0.806cm" svg:x="1.163cm" svg:y="0.301cm">
          <draw:text-box>
            <text:p><text:span text:style-name="T3">Legend:</text:span></text:p>
          </draw:text-box>
        </draw:frame>
        <draw:custom-shape draw:style-name="gr23" draw:text-style-name="P9" draw:layer="layout" svg:width="1.928cm" svg:height="0.601cm" svg:x="1.395cm" svg:y="1.191cm">
          <text:p text:style-name="P2"><text:span text:style-name="T1">nod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2.315cm" svg:height="0.601cm" svg:x="3.477cm" svg:y="1.191cm">
          <text:p text:style-name="P2"><text:span text:style-name="T1">input (on)</text:span>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2.334cm" svg:height="0.601cm" svg:x="5.9cm" svg:y="1.191cm">
          <text:p text:style-name="P2"><text:span text:style-name="T1">output (on)</text:span></text:p>
          <draw:enhanced-geometry svg:viewBox="0 0 21600 21600" draw:type="rectangle" draw:enhanced-path="M 0 0 L 21600 0 21600 21600 0 21600 0 0 Z N"/>
        </draw:custom-shape>
        <draw:line draw:style-name="gr26" draw:text-style-name="P6" draw:layer="layout" svg:x1="10.139cm" svg:y1="1.502cm" svg:x2="8.579cm" svg:y2="1.502cm">
          <text:p/>
        </draw:line>
        <draw:line draw:style-name="gr27" draw:text-style-name="P6" draw:layer="layout" svg:x1="10.139cm" svg:y1="2.112cm" svg:x2="8.579cm" svg:y2="2.112cm">
          <text:p/>
        </draw:line>
        <draw:line draw:style-name="gr28" draw:text-style-name="P6" draw:layer="layout" svg:x1="10.139cm" svg:y1="2.694cm" svg:x2="8.579cm" svg:y2="2.694cm">
          <text:p/>
        </draw:line>
        <draw:line draw:style-name="gr29" draw:text-style-name="P6" draw:layer="layout" svg:x1="10.139cm" svg:y1="3.246cm" svg:x2="8.579cm" svg:y2="3.246cm">
          <text:p/>
        </draw:line>
        <draw:frame draw:style-name="gr21" draw:text-style-name="P7" draw:layer="layout" svg:width="4.341cm" svg:height="1.039cm" svg:x="10.046cm" svg:y="1.133cm">
          <draw:text-box>
            <text:p><text:span text:style-name="T1">outputLink (always on)</text:span></text:p>
          </draw:text-box>
        </draw:frame>
        <draw:frame draw:style-name="gr21" draw:text-style-name="P7" draw:layer="layout" svg:width="4.341cm" svg:height="1.039cm" svg:x="10.046cm" svg:y="1.774cm">
          <draw:text-box>
            <text:p><text:span text:style-name="T1">beam (on)</text:span></text:p>
          </draw:text-box>
        </draw:frame>
        <draw:frame draw:style-name="gr21" draw:text-style-name="P7" draw:layer="layout" svg:width="4.341cm" svg:height="1.039cm" svg:x="10.046cm" svg:y="2.376cm">
          <draw:text-box>
            <text:p><text:span text:style-name="T1">beam (intermediate)</text:span></text:p>
          </draw:text-box>
        </draw:frame>
        <draw:frame draw:style-name="gr21" draw:text-style-name="P7" draw:layer="layout" svg:width="4.341cm" svg:height="1.039cm" svg:x="10.046cm" svg:y="2.92cm">
          <draw:text-box>
            <text:p><text:span text:style-name="T1">beam (off)</text:span></text:p>
          </draw:text-box>
        </draw:frame>
        <draw:custom-shape draw:style-name="gr30" draw:text-style-name="P10" draw:layer="layout" svg:width="2.945cm" svg:height="0.601cm" svg:x="3.506cm" svg:y="2.074cm">
          <text:p text:style-name="P2"><text:span text:style-name="T1">input (waiting)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2.315cm" svg:height="0.601cm" svg:x="3.477cm" svg:y="3.014cm">
          <text:p text:style-name="P2"><text:span text:style-name="T1">input (off)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2.334cm" svg:height="0.601cm" svg:x="5.9cm" svg:y="3.014cm">
          <text:p text:style-name="P2"><text:span text:style-name="T1">output (off)</text:span></text:p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10.029cm" svg:height="0.806cm" svg:x="2.86cm" svg:y="5.709cm">
          <draw:text-box>
            <text:p><text:span text:style-name="T3">Step 0: all off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custom-shape draw:style-name="gr1" draw:text-style-name="P1" draw:layer="layout" svg:width="3.623cm" svg:height="2.034cm" svg:x="23.515cm" svg:y="9.111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xml:id="id18" draw:id="id18" draw:layer="layout" svg:width="1.222cm" svg:height="0.504cm" svg:x="23.553cm" svg:y="10.59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23.913cm" svg:y="9.402cm">
            <draw:text-box>
              <text:p text:style-name="P4"><text:span text:style-name="T2">source</text:span></text:p>
            </draw:text-box>
          </draw:frame>
          <draw:custom-shape draw:style-name="gr4" draw:text-style-name="P1" draw:layer="layout" svg:width="3.622cm" svg:height="2.035cm" svg:x="19.914cm" svg:y="5.8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221cm" svg:height="0.504cm" svg:x="19.952cm" svg:y="7.367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017cm" svg:height="0.504cm" svg:x="22.491cm" svg:y="7.387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20.242cm" svg:y="6.117cm">
            <draw:text-box>
              <text:p text:style-name="P4"><text:span text:style-name="T2">name</text:span></text:p>
            </draw:text-box>
          </draw:frame>
          <draw:custom-shape draw:style-name="gr4" draw:text-style-name="P1" draw:layer="layout" svg:width="3.622cm" svg:height="2.035cm" svg:x="19.914cm" svg:y="5.87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xml:id="id10" draw:id="id10" draw:layer="layout" svg:width="1.221cm" svg:height="0.504cm" svg:x="19.952cm" svg:y="7.367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20.242cm" svg:y="6.117cm">
            <draw:text-box>
              <text:p text:style-name="P4"><text:span text:style-name="T2">telescope</text:span></text:p>
            </draw:text-box>
          </draw:frame>
          <draw:connector draw:style-name="gr8" draw:text-style-name="P6" draw:layer="layout" draw:line-skew="-1.921cm" svg:x1="19.952cm" svg:y1="7.619cm" svg:x2="13.14cm" svg:y2="10.083cm" draw:start-shape="id10" draw:start-glue-point="3" draw:end-shape="id11" draw:end-glue-point="1" svg:d="M19952 7619h-5327v2464h-1485" svg:viewBox="0 0 6813 2465">
            <text:p/>
          </draw:connector>
          <draw:g>
            <draw:custom-shape draw:style-name="gr1" draw:text-style-name="P1" draw:layer="layout" svg:width="3.623cm" svg:height="2.034cm" svg:x="9.554cm" svg:y="9.08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1.221cm" svg:height="0.504cm" svg:x="9.592cm" svg:y="10.574cm">
              <text:p text:style-name="P2"><text:span text:style-name="T1">out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18cm" svg:height="0.504cm" svg:x="12.131cm" svg:y="10.594cm">
              <text:p text:style-name="P2"><text:span text:style-name="T1">in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5" draw:layer="layout" svg:width="2.936cm" svg:height="0.725cm" svg:x="9.883cm" svg:y="9.325cm">
              <draw:text-box>
                <text:p text:style-name="P4"><text:span text:style-name="T2">pickoff</text:span></text:p>
              </draw:text-box>
            </draw:frame>
            <draw:custom-shape draw:style-name="gr5" draw:text-style-name="P2" draw:layer="layout" svg:width="1.221cm" svg:height="0.504cm" svg:x="9.592cm" svg:y="10.574cm">
              <text:p text:style-name="P2"><text:span text:style-name="T1">out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18cm" svg:height="0.504cm" svg:x="12.131cm" svg:y="10.594cm">
              <text:p text:style-name="P2"><text:span text:style-name="T1">in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18cm" svg:height="0.504cm" svg:x="12.122cm" svg:y="9.974cm">
              <text:p text:style-name="P2"><text:span text:style-name="T1">i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1" draw:layer="layout" svg:width="3.622cm" svg:height="2.034cm" svg:x="16.452cm" svg:y="9.1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221cm" svg:height="0.504cm" svg:x="16.49cm" svg:y="10.59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018cm" svg:height="0.504cm" svg:x="19.029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16.781cm" svg:y="9.344cm">
            <draw:text-box>
              <text:p text:style-name="P4"><text:span text:style-name="T2">name</text:span></text:p>
            </draw:text-box>
          </draw:frame>
          <draw:custom-shape draw:style-name="gr10" draw:text-style-name="P1" draw:layer="layout" svg:width="3.622cm" svg:height="2.034cm" svg:x="16.452cm" svg:y="9.1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xml:id="id13" draw:id="id13" draw:layer="layout" svg:width="1.221cm" svg:height="0.504cm" svg:x="16.49cm" svg:y="10.61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xml:id="id12" draw:id="id12" draw:layer="layout" svg:width="1.018cm" svg:height="0.504cm" svg:x="19.029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16.781cm" svg:y="9.344cm">
            <draw:text-box>
              <text:p text:style-name="P4"><text:span text:style-name="T2">fwtelsim</text:span></text:p>
            </draw:text-box>
          </draw:frame>
          <draw:connector draw:style-name="gr11" draw:text-style-name="P6" draw:layer="layout" draw:type="line" svg:x1="19.029cm" svg:y1="10.865cm" svg:x2="17.711cm" svg:y2="10.865cm" draw:start-shape="id12" draw:start-glue-point="3" draw:end-shape="id13" draw:end-glue-point="1" svg:d="M19029 10865h-1318" svg:viewBox="0 0 1319 1">
            <text:p/>
          </draw:connector>
          <draw:custom-shape draw:style-name="gr1" draw:text-style-name="P1" draw:layer="layout" svg:width="3.623cm" svg:height="2.034cm" svg:x="9.554cm" svg:y="9.1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221cm" svg:height="0.504cm" svg:x="9.592cm" svg:y="10.59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018cm" svg:height="0.504cm" svg:x="12.131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9.883cm" svg:y="9.344cm">
            <draw:text-box>
              <text:p text:style-name="P4"><text:span text:style-name="T2">pickoff</text:span></text:p>
            </draw:text-box>
          </draw:frame>
          <draw:custom-shape draw:style-name="gr7" draw:text-style-name="P3" xml:id="id15" draw:id="id15" draw:layer="layout" svg:width="1.221cm" svg:height="0.504cm" svg:x="9.592cm" svg:y="10.61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xml:id="id14" draw:id="id14" draw:layer="layout" svg:width="1.064cm" svg:height="0.504cm" svg:x="12.085cm" svg:y="10.613cm">
            <text:p text:style-name="P2"><text:span text:style-name="T1">lab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xml:id="id11" draw:id="id11" draw:layer="layout" svg:width="1.018cm" svg:height="0.504cm" svg:x="12.122cm" svg:y="9.831cm">
            <text:p text:style-name="P2"><text:span text:style-name="T1">tel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6" draw:layer="layout" draw:type="line" svg:x1="12.085cm" svg:y1="10.865cm" svg:x2="10.813cm" svg:y2="10.865cm" draw:start-shape="id14" draw:start-glue-point="3" draw:end-shape="id15" draw:end-glue-point="1" svg:d="M12085 10865h-1272" svg:viewBox="0 0 1273 1">
            <text:p/>
          </draw:connector>
          <draw:connector draw:style-name="gr14" draw:text-style-name="P6" draw:layer="layout" svg:x1="12.122cm" svg:y1="10.083cm" svg:x2="10.202cm" svg:y2="10.613cm" draw:start-shape="id11" draw:start-glue-point="3" draw:end-shape="id15" draw:end-glue-point="0" svg:d="M12122 10083h-1920v530" svg:viewBox="0 0 1921 531">
            <text:p/>
          </draw:connector>
          <draw:custom-shape draw:style-name="gr1" draw:text-style-name="P1" draw:layer="layout" svg:width="3.623cm" svg:height="2.034cm" svg:x="3.002cm" svg:y="9.10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1.222cm" svg:height="0.504cm" svg:x="3.04cm" svg:y="10.59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018cm" svg:height="0.504cm" svg:x="5.579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3.331cm" svg:y="9.344cm">
            <draw:text-box>
              <text:p text:style-name="P4"><text:span text:style-name="T2">stagek</text:span></text:p>
            </draw:text-box>
          </draw:frame>
          <draw:custom-shape draw:style-name="gr2" draw:text-style-name="P3" xml:id="id17" draw:id="id17" draw:layer="layout" svg:width="1.222cm" svg:height="0.504cm" svg:x="3.04cm" svg:y="10.61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xml:id="id16" draw:id="id16" draw:layer="layout" svg:width="1.018cm" svg:height="0.504cm" svg:x="5.579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6" draw:layer="layout" draw:type="line" svg:x1="5.579cm" svg:y1="10.865cm" svg:x2="4.262cm" svg:y2="10.865cm" draw:start-shape="id16" draw:start-glue-point="3" draw:end-shape="id17" draw:end-glue-point="1" svg:d="M5579 10865h-1317" svg:viewBox="0 0 1318 1">
            <text:p/>
          </draw:connector>
          <draw:connector draw:style-name="gr35" draw:text-style-name="P6" draw:layer="layout" draw:type="line" svg:x1="23.553cm" svg:y1="10.845cm" svg:x2="20.047cm" svg:y2="10.865cm" draw:start-shape="id18" draw:start-glue-point="3" draw:end-shape="id12" draw:end-glue-point="1" svg:d="M23553 10845l-3506 20" svg:viewBox="0 0 3507 21">
            <text:p/>
          </draw:connector>
          <draw:connector draw:style-name="gr18" draw:text-style-name="P6" draw:layer="layout" draw:type="line" svg:x1="16.49cm" svg:y1="10.865cm" svg:x2="13.149cm" svg:y2="10.865cm" draw:start-shape="id13" draw:start-glue-point="3" draw:end-shape="id14" draw:end-glue-point="1" svg:d="M16490 10865h-3341" svg:viewBox="0 0 3342 1">
            <text:p/>
          </draw:connector>
          <draw:connector draw:style-name="gr19" draw:text-style-name="P6" draw:layer="layout" draw:type="line" svg:x1="9.592cm" svg:y1="10.865cm" svg:x2="6.597cm" svg:y2="10.865cm" draw:start-shape="id15" draw:start-glue-point="3" draw:end-shape="id16" draw:end-glue-point="1" svg:d="M9592 10865h-2995" svg:viewBox="0 0 2996 1">
            <text:p/>
          </draw:connector>
          <draw:frame draw:style-name="gr20" draw:text-style-name="P7" draw:layer="layout" svg:width="3.11cm" svg:height="0.65cm" svg:x="20.303cm" svg:y="10.083cm">
            <draw:text-box>
              <text:p><text:span text:style-name="T1">source2fwtelsim</text:span></text:p>
            </draw:text-box>
          </draw:frame>
          <draw:frame draw:style-name="gr20" draw:text-style-name="P7" draw:layer="layout" svg:width="3.11cm" svg:height="0.65cm" svg:x="13.284cm" svg:y="10.249cm">
            <draw:text-box>
              <text:p><text:span text:style-name="T1">fwtelsim2pickoff</text:span></text:p>
            </draw:text-box>
          </draw:frame>
          <draw:frame draw:style-name="gr21" draw:text-style-name="P7" draw:layer="layout" svg:width="3.49cm" svg:height="1.039cm" svg:x="15.093cm" svg:y="6.994cm">
            <draw:text-box>
              <text:p><text:span text:style-name="T1">telescope2pickoff</text:span></text:p>
            </draw:text-box>
          </draw:frame>
          <draw:frame draw:style-name="gr20" draw:text-style-name="P7" draw:layer="layout" svg:width="3.11cm" svg:height="0.65cm" svg:x="6.842cm" svg:y="10.181cm">
            <draw:text-box>
              <text:p><text:span text:style-name="T1">pickoff2stagek</text:span></text:p>
            </draw:text-box>
          </draw:frame>
        </draw:g>
        <draw:frame draw:style-name="gr22" draw:text-style-name="P8" draw:layer="layout" svg:width="10.029cm" svg:height="0.806cm" svg:x="2.86cm" svg:y="5.709cm">
          <draw:text-box>
            <text:p><text:span text:style-name="T3">Step 1: source.out on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>
          <draw:frame draw:style-name="gr20" draw:text-style-name="P7" draw:layer="layout" svg:width="3.11cm" svg:height="0.65cm" svg:x="13.284cm" svg:y="10.249cm">
            <draw:text-box>
              <text:p><text:span text:style-name="T1">fwtelsim2pickoff</text:span></text:p>
            </draw:text-box>
          </draw:frame>
          <draw:custom-shape draw:style-name="gr1" draw:text-style-name="P1" draw:layer="layout" svg:width="3.623cm" svg:height="2.034cm" svg:x="23.515cm" svg:y="9.111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xml:id="id27" draw:id="id27" draw:layer="layout" svg:width="1.222cm" svg:height="0.504cm" svg:x="23.553cm" svg:y="10.59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23.913cm" svg:y="9.402cm">
            <draw:text-box>
              <text:p text:style-name="P4"><text:span text:style-name="T2">source</text:span></text:p>
            </draw:text-box>
          </draw:frame>
          <draw:custom-shape draw:style-name="gr4" draw:text-style-name="P1" draw:layer="layout" svg:width="3.622cm" svg:height="2.035cm" svg:x="19.914cm" svg:y="5.8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221cm" svg:height="0.504cm" svg:x="19.952cm" svg:y="7.367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017cm" svg:height="0.504cm" svg:x="22.491cm" svg:y="7.387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20.242cm" svg:y="6.117cm">
            <draw:text-box>
              <text:p text:style-name="P4"><text:span text:style-name="T2">name</text:span></text:p>
            </draw:text-box>
          </draw:frame>
          <draw:custom-shape draw:style-name="gr4" draw:text-style-name="P1" draw:layer="layout" svg:width="3.622cm" svg:height="2.035cm" svg:x="19.914cm" svg:y="5.87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xml:id="id19" draw:id="id19" draw:layer="layout" svg:width="1.221cm" svg:height="0.504cm" svg:x="19.952cm" svg:y="7.367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20.242cm" svg:y="6.117cm">
            <draw:text-box>
              <text:p text:style-name="P4"><text:span text:style-name="T2">telescope</text:span></text:p>
            </draw:text-box>
          </draw:frame>
          <draw:connector draw:style-name="gr8" draw:text-style-name="P6" draw:layer="layout" draw:line-skew="-1.921cm" svg:x1="19.952cm" svg:y1="7.619cm" svg:x2="13.14cm" svg:y2="10.083cm" draw:start-shape="id19" draw:start-glue-point="3" draw:end-shape="id20" draw:end-glue-point="1" svg:d="M19952 7619h-5327v2464h-1485" svg:viewBox="0 0 6813 2465">
            <text:p/>
          </draw:connector>
          <draw:g>
            <draw:custom-shape draw:style-name="gr1" draw:text-style-name="P1" draw:layer="layout" svg:width="3.623cm" svg:height="2.034cm" svg:x="9.554cm" svg:y="9.08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1.221cm" svg:height="0.504cm" svg:x="9.592cm" svg:y="10.574cm">
              <text:p text:style-name="P2"><text:span text:style-name="T1">out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18cm" svg:height="0.504cm" svg:x="12.131cm" svg:y="10.594cm">
              <text:p text:style-name="P2"><text:span text:style-name="T1">in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5" draw:layer="layout" svg:width="2.936cm" svg:height="0.725cm" svg:x="9.883cm" svg:y="9.325cm">
              <draw:text-box>
                <text:p text:style-name="P4"><text:span text:style-name="T2">pickoff</text:span></text:p>
              </draw:text-box>
            </draw:frame>
            <draw:custom-shape draw:style-name="gr5" draw:text-style-name="P2" draw:layer="layout" svg:width="1.221cm" svg:height="0.504cm" svg:x="9.592cm" svg:y="10.574cm">
              <text:p text:style-name="P2"><text:span text:style-name="T1">out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18cm" svg:height="0.504cm" svg:x="12.131cm" svg:y="10.594cm">
              <text:p text:style-name="P2"><text:span text:style-name="T1">in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18cm" svg:height="0.504cm" svg:x="12.122cm" svg:y="9.974cm">
              <text:p text:style-name="P2"><text:span text:style-name="T1">i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1" draw:layer="layout" svg:width="3.622cm" svg:height="2.034cm" svg:x="16.452cm" svg:y="9.1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221cm" svg:height="0.504cm" svg:x="16.49cm" svg:y="10.59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018cm" svg:height="0.504cm" svg:x="19.029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16.781cm" svg:y="9.344cm">
            <draw:text-box>
              <text:p text:style-name="P4"><text:span text:style-name="T2">name</text:span></text:p>
            </draw:text-box>
          </draw:frame>
          <draw:custom-shape draw:style-name="gr10" draw:text-style-name="P1" draw:layer="layout" svg:width="3.622cm" svg:height="2.034cm" svg:x="16.452cm" svg:y="9.11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xml:id="id22" draw:id="id22" draw:layer="layout" svg:width="1.221cm" svg:height="0.504cm" svg:x="16.49cm" svg:y="10.61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2" xml:id="id21" draw:id="id21" draw:layer="layout" svg:width="1.018cm" svg:height="0.504cm" svg:x="19.029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16.781cm" svg:y="9.344cm">
            <draw:text-box>
              <text:p text:style-name="P4"><text:span text:style-name="T2">fwtelsim</text:span></text:p>
            </draw:text-box>
          </draw:frame>
          <draw:connector draw:style-name="gr11" draw:text-style-name="P6" draw:layer="layout" draw:type="line" svg:x1="19.029cm" svg:y1="10.865cm" svg:x2="17.711cm" svg:y2="10.865cm" draw:start-shape="id21" draw:start-glue-point="3" draw:end-shape="id22" draw:end-glue-point="1" svg:d="M19029 10865h-1318" svg:viewBox="0 0 1319 1">
            <text:p/>
          </draw:connector>
          <draw:custom-shape draw:style-name="gr1" draw:text-style-name="P1" draw:layer="layout" svg:width="3.623cm" svg:height="2.034cm" svg:x="9.554cm" svg:y="9.10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018cm" svg:height="0.504cm" svg:x="12.131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9.883cm" svg:y="9.344cm">
            <draw:text-box>
              <text:p text:style-name="P4"><text:span text:style-name="T2">pickoff</text:span></text:p>
            </draw:text-box>
          </draw:frame>
          <draw:custom-shape draw:style-name="gr7" draw:text-style-name="P3" xml:id="id24" draw:id="id24" draw:layer="layout" svg:width="1.221cm" svg:height="0.504cm" svg:x="9.592cm" svg:y="10.593cm"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" xml:id="id23" draw:id="id23" draw:layer="layout" svg:width="1.054cm" svg:height="0.504cm" svg:x="12.095cm" svg:y="10.613cm">
            <text:p text:style-name="P2"><text:span text:style-name="T1">lab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xml:id="id20" draw:id="id20" draw:layer="layout" svg:width="1.018cm" svg:height="0.504cm" svg:x="12.122cm" svg:y="9.831cm">
            <text:p text:style-name="P2"><text:span text:style-name="T1">tel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6" draw:layer="layout" draw:type="line" svg:x1="12.095cm" svg:y1="10.865cm" svg:x2="10.813cm" svg:y2="10.845cm" draw:start-shape="id23" draw:start-glue-point="3" draw:end-shape="id24" draw:end-glue-point="1" svg:d="M12095 10865l-1282-20" svg:viewBox="0 0 1283 21">
            <text:p/>
          </draw:connector>
          <draw:connector draw:style-name="gr14" draw:text-style-name="P6" draw:layer="layout" svg:x1="12.122cm" svg:y1="10.083cm" svg:x2="10.202cm" svg:y2="10.593cm" draw:start-shape="id20" draw:start-glue-point="3" draw:end-shape="id24" draw:end-glue-point="0" svg:d="M12122 10083h-655v-17h-1265v527" svg:viewBox="0 0 1921 528">
            <text:p/>
          </draw:connector>
          <draw:custom-shape draw:style-name="gr1" draw:text-style-name="P1" draw:layer="layout" svg:width="3.623cm" svg:height="2.034cm" svg:x="3.002cm" svg:y="9.10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018cm" svg:height="0.504cm" svg:x="5.579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3.331cm" svg:y="9.344cm">
            <draw:text-box>
              <text:p text:style-name="P4"><text:span text:style-name="T2">stagek</text:span></text:p>
            </draw:text-box>
          </draw:frame>
          <draw:custom-shape draw:style-name="gr2" draw:text-style-name="P3" xml:id="id26" draw:id="id26" draw:layer="layout" svg:width="1.222cm" svg:height="0.504cm" svg:x="3.022cm" svg:y="10.614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xml:id="id25" draw:id="id25" draw:layer="layout" svg:width="1.018cm" svg:height="0.504cm" svg:x="5.579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6" draw:layer="layout" draw:type="line" svg:x1="5.579cm" svg:y1="10.865cm" svg:x2="4.244cm" svg:y2="10.866cm" draw:start-shape="id25" draw:start-glue-point="3" draw:end-shape="id26" draw:end-glue-point="1" svg:d="M5579 10865l-1335 1" svg:viewBox="0 0 1336 2">
            <text:p/>
          </draw:connector>
          <draw:connector draw:style-name="gr39" draw:text-style-name="P6" draw:layer="layout" draw:type="line" svg:x1="23.553cm" svg:y1="10.845cm" svg:x2="20.047cm" svg:y2="10.865cm" draw:start-shape="id27" draw:start-glue-point="3" draw:end-shape="id21" draw:end-glue-point="1" svg:d="M23553 10845l-3506 20" svg:viewBox="0 0 3507 21">
            <text:p/>
          </draw:connector>
          <draw:connector draw:style-name="gr40" draw:text-style-name="P6" draw:layer="layout" draw:type="line" svg:x1="16.49cm" svg:y1="10.865cm" svg:x2="13.149cm" svg:y2="10.865cm" draw:start-shape="id22" draw:start-glue-point="3" draw:end-shape="id23" draw:end-glue-point="1" svg:d="M16490 10865h-3341" svg:viewBox="0 0 3342 1">
            <text:p/>
          </draw:connector>
          <draw:connector draw:style-name="gr19" draw:text-style-name="P6" draw:layer="layout" draw:type="line" svg:x1="9.592cm" svg:y1="10.845cm" svg:x2="6.597cm" svg:y2="10.865cm" draw:start-shape="id24" draw:start-glue-point="3" draw:end-shape="id25" draw:end-glue-point="1" svg:d="M9592 10845l-2995 20" svg:viewBox="0 0 2996 21">
            <text:p/>
          </draw:connector>
          <draw:frame draw:style-name="gr20" draw:text-style-name="P7" draw:layer="layout" svg:width="3.11cm" svg:height="0.65cm" svg:x="20.303cm" svg:y="10.083cm">
            <draw:text-box>
              <text:p><text:span text:style-name="T1">source2fwtelsim</text:span></text:p>
            </draw:text-box>
          </draw:frame>
          <draw:frame draw:style-name="gr21" draw:text-style-name="P7" draw:layer="layout" svg:width="3.49cm" svg:height="1.039cm" svg:x="15.093cm" svg:y="6.994cm">
            <draw:text-box>
              <text:p><text:span text:style-name="T1">telescope2pickoff</text:span></text:p>
            </draw:text-box>
          </draw:frame>
          <draw:frame draw:style-name="gr20" draw:text-style-name="P7" draw:layer="layout" svg:width="3.11cm" svg:height="0.65cm" svg:x="6.842cm" svg:y="10.181cm">
            <draw:text-box>
              <text:p><text:span text:style-name="T1">pickoff2stagek</text:span></text:p>
            </draw:text-box>
          </draw:frame>
        </draw:g>
        <draw:frame draw:style-name="gr22" draw:text-style-name="P8" draw:layer="layout" svg:width="10.029cm" svg:height="0.806cm" svg:x="2.86cm" svg:y="5.709cm">
          <draw:text-box>
            <text:p><text:span text:style-name="T3">Step 2: fwtelsim.in on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>
          <draw:custom-shape draw:style-name="gr1" draw:text-style-name="P1" draw:layer="layout" svg:width="3.623cm" svg:height="2.034cm" svg:x="3.002cm" svg:y="9.1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" xml:id="id35" draw:id="id35" draw:layer="layout" svg:width="1.222cm" svg:height="0.504cm" svg:x="3.04cm" svg:y="10.61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frame draw:style-name="gr20" draw:text-style-name="P7" draw:layer="layout" svg:width="3.11cm" svg:height="0.65cm" svg:x="13.284cm" svg:y="10.249cm">
            <draw:text-box>
              <text:p><text:span text:style-name="T1">fwtelsim2pickoff</text:span></text:p>
            </draw:text-box>
          </draw:frame>
          <draw:custom-shape draw:style-name="gr1" draw:text-style-name="P1" draw:layer="layout" svg:width="3.623cm" svg:height="2.034cm" svg:x="23.515cm" svg:y="9.111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xml:id="id36" draw:id="id36" draw:layer="layout" svg:width="1.222cm" svg:height="0.504cm" svg:x="23.553cm" svg:y="10.59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23.913cm" svg:y="9.402cm">
            <draw:text-box>
              <text:p text:style-name="P4"><text:span text:style-name="T2">source</text:span></text:p>
            </draw:text-box>
          </draw:frame>
          <draw:custom-shape draw:style-name="gr4" draw:text-style-name="P1" draw:layer="layout" svg:width="3.622cm" svg:height="2.035cm" svg:x="19.914cm" svg:y="5.8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221cm" svg:height="0.504cm" svg:x="19.952cm" svg:y="7.367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017cm" svg:height="0.504cm" svg:x="22.491cm" svg:y="7.387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20.242cm" svg:y="6.117cm">
            <draw:text-box>
              <text:p text:style-name="P4"><text:span text:style-name="T2">name</text:span></text:p>
            </draw:text-box>
          </draw:frame>
          <draw:custom-shape draw:style-name="gr4" draw:text-style-name="P1" draw:layer="layout" svg:width="3.622cm" svg:height="2.035cm" svg:x="19.914cm" svg:y="5.87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xml:id="id28" draw:id="id28" draw:layer="layout" svg:width="1.221cm" svg:height="0.504cm" svg:x="19.952cm" svg:y="7.367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20.242cm" svg:y="6.117cm">
            <draw:text-box>
              <text:p text:style-name="P4"><text:span text:style-name="T2">telescope</text:span></text:p>
            </draw:text-box>
          </draw:frame>
          <draw:connector draw:style-name="gr8" draw:text-style-name="P6" draw:layer="layout" draw:line-skew="-1.921cm" svg:x1="19.952cm" svg:y1="7.619cm" svg:x2="13.14cm" svg:y2="10.083cm" draw:start-shape="id28" draw:start-glue-point="3" draw:end-shape="id29" draw:end-glue-point="1" svg:d="M19952 7619h-5327v2464h-1485" svg:viewBox="0 0 6813 2465">
            <text:p/>
          </draw:connector>
          <draw:g>
            <draw:custom-shape draw:style-name="gr1" draw:text-style-name="P1" draw:layer="layout" svg:width="3.623cm" svg:height="2.034cm" svg:x="9.554cm" svg:y="9.08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1.221cm" svg:height="0.504cm" svg:x="9.592cm" svg:y="10.574cm">
              <text:p text:style-name="P2"><text:span text:style-name="T1">out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18cm" svg:height="0.504cm" svg:x="12.131cm" svg:y="10.594cm">
              <text:p text:style-name="P2"><text:span text:style-name="T1">in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5" draw:layer="layout" svg:width="2.936cm" svg:height="0.725cm" svg:x="9.883cm" svg:y="9.325cm">
              <draw:text-box>
                <text:p text:style-name="P4"><text:span text:style-name="T2">pickoff</text:span></text:p>
              </draw:text-box>
            </draw:frame>
            <draw:custom-shape draw:style-name="gr5" draw:text-style-name="P2" draw:layer="layout" svg:width="1.221cm" svg:height="0.504cm" svg:x="9.592cm" svg:y="10.574cm">
              <text:p text:style-name="P2"><text:span text:style-name="T1">out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18cm" svg:height="0.504cm" svg:x="12.131cm" svg:y="10.594cm">
              <text:p text:style-name="P2"><text:span text:style-name="T1">in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18cm" svg:height="0.504cm" svg:x="12.122cm" svg:y="9.974cm">
              <text:p text:style-name="P2"><text:span text:style-name="T1">i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1" draw:layer="layout" svg:width="3.622cm" svg:height="2.034cm" svg:x="16.452cm" svg:y="9.1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221cm" svg:height="0.504cm" svg:x="16.49cm" svg:y="10.59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018cm" svg:height="0.504cm" svg:x="19.029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16.781cm" svg:y="9.344cm">
            <draw:text-box>
              <text:p text:style-name="P4"><text:span text:style-name="T2">name</text:span></text:p>
            </draw:text-box>
          </draw:frame>
          <draw:custom-shape draw:style-name="gr10" draw:text-style-name="P1" draw:layer="layout" svg:width="3.622cm" svg:height="2.034cm" svg:x="16.452cm" svg:y="9.11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xml:id="id31" draw:id="id31" draw:layer="layout" svg:width="1.221cm" svg:height="0.504cm" svg:x="16.49cm" svg:y="10.61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2" xml:id="id30" draw:id="id30" draw:layer="layout" svg:width="1.018cm" svg:height="0.504cm" svg:x="19.029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16.781cm" svg:y="9.344cm">
            <draw:text-box>
              <text:p text:style-name="P4"><text:span text:style-name="T2">fwtelsim</text:span></text:p>
            </draw:text-box>
          </draw:frame>
          <draw:connector draw:style-name="gr11" draw:text-style-name="P6" draw:layer="layout" draw:type="line" svg:x1="19.029cm" svg:y1="10.865cm" svg:x2="17.711cm" svg:y2="10.865cm" draw:start-shape="id30" draw:start-glue-point="3" draw:end-shape="id31" draw:end-glue-point="1" svg:d="M19029 10865h-1318" svg:viewBox="0 0 1319 1">
            <text:p/>
          </draw:connector>
          <draw:custom-shape draw:style-name="gr1" draw:text-style-name="P1" draw:layer="layout" svg:width="3.623cm" svg:height="2.034cm" svg:x="9.554cm" svg:y="9.1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221cm" svg:height="0.504cm" svg:x="9.592cm" svg:y="10.59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018cm" svg:height="0.504cm" svg:x="12.131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9.883cm" svg:y="9.344cm">
            <draw:text-box>
              <text:p text:style-name="P4"><text:span text:style-name="T2">pickoff</text:span></text:p>
            </draw:text-box>
          </draw:frame>
          <draw:custom-shape draw:style-name="gr7" draw:text-style-name="P3" xml:id="id33" draw:id="id33" draw:layer="layout" svg:width="1.221cm" svg:height="0.504cm" svg:x="9.592cm" svg:y="10.61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" xml:id="id32" draw:id="id32" draw:layer="layout" svg:width="1.054cm" svg:height="0.504cm" svg:x="12.095cm" svg:y="10.613cm">
            <text:p text:style-name="P2"><text:span text:style-name="T1">lab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xml:id="id29" draw:id="id29" draw:layer="layout" svg:width="1.018cm" svg:height="0.504cm" svg:x="12.122cm" svg:y="9.831cm">
            <text:p text:style-name="P2"><text:span text:style-name="T1">tel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6" draw:layer="layout" draw:type="line" svg:x1="12.095cm" svg:y1="10.865cm" svg:x2="10.813cm" svg:y2="10.865cm" draw:start-shape="id32" draw:start-glue-point="3" draw:end-shape="id33" draw:end-glue-point="1" svg:d="M12095 10865h-1282" svg:viewBox="0 0 1283 1">
            <text:p/>
          </draw:connector>
          <draw:connector draw:style-name="gr14" draw:text-style-name="P6" draw:layer="layout" svg:x1="12.122cm" svg:y1="10.083cm" svg:x2="10.202cm" svg:y2="10.613cm" draw:start-shape="id29" draw:start-glue-point="3" draw:end-shape="id33" draw:end-glue-point="0" svg:d="M12122 10083h-1920v530" svg:viewBox="0 0 1921 531">
            <text:p/>
          </draw:connector>
          <draw:custom-shape draw:style-name="gr9" draw:text-style-name="P2" draw:layer="layout" svg:width="1.018cm" svg:height="0.504cm" svg:x="5.579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3.331cm" svg:y="9.344cm">
            <draw:text-box>
              <text:p text:style-name="P4"><text:span text:style-name="T2">stagek</text:span></text:p>
            </draw:text-box>
          </draw:frame>
          <draw:custom-shape draw:style-name="gr42" draw:text-style-name="P2" xml:id="id34" draw:id="id34" draw:layer="layout" svg:width="1.018cm" svg:height="0.504cm" svg:x="5.579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6" draw:layer="layout" draw:type="line" svg:x1="5.579cm" svg:y1="10.865cm" svg:x2="4.262cm" svg:y2="10.865cm" draw:start-shape="id34" draw:start-glue-point="3" draw:end-shape="id35" draw:end-glue-point="1" svg:d="M5579 10865h-1317" svg:viewBox="0 0 1318 1">
            <text:p/>
          </draw:connector>
          <draw:connector draw:style-name="gr39" draw:text-style-name="P6" draw:layer="layout" draw:type="line" svg:x1="23.553cm" svg:y1="10.845cm" svg:x2="20.047cm" svg:y2="10.865cm" draw:start-shape="id36" draw:start-glue-point="3" draw:end-shape="id30" draw:end-glue-point="1" svg:d="M23553 10845l-3506 20" svg:viewBox="0 0 3507 21">
            <text:p/>
          </draw:connector>
          <draw:connector draw:style-name="gr40" draw:text-style-name="P6" draw:layer="layout" draw:type="line" svg:x1="16.49cm" svg:y1="10.865cm" svg:x2="13.149cm" svg:y2="10.865cm" draw:start-shape="id31" draw:start-glue-point="3" draw:end-shape="id32" draw:end-glue-point="1" svg:d="M16490 10865h-3341" svg:viewBox="0 0 3342 1">
            <text:p/>
          </draw:connector>
          <draw:connector draw:style-name="gr19" draw:text-style-name="P6" draw:layer="layout" draw:type="line" svg:x1="9.592cm" svg:y1="10.865cm" svg:x2="6.597cm" svg:y2="10.865cm" draw:start-shape="id33" draw:start-glue-point="3" draw:end-shape="id34" draw:end-glue-point="1" svg:d="M9592 10865h-2995" svg:viewBox="0 0 2996 1">
            <text:p/>
          </draw:connector>
          <draw:frame draw:style-name="gr20" draw:text-style-name="P7" draw:layer="layout" svg:width="3.11cm" svg:height="0.65cm" svg:x="20.303cm" svg:y="10.083cm">
            <draw:text-box>
              <text:p><text:span text:style-name="T1">source2fwtelsim</text:span></text:p>
            </draw:text-box>
          </draw:frame>
          <draw:frame draw:style-name="gr21" draw:text-style-name="P7" draw:layer="layout" svg:width="3.49cm" svg:height="1.039cm" svg:x="15.093cm" svg:y="6.994cm">
            <draw:text-box>
              <text:p><text:span text:style-name="T1">telescope2pickoff</text:span></text:p>
            </draw:text-box>
          </draw:frame>
          <draw:frame draw:style-name="gr20" draw:text-style-name="P7" draw:layer="layout" svg:width="3.11cm" svg:height="0.65cm" svg:x="6.842cm" svg:y="10.181cm">
            <draw:text-box>
              <text:p><text:span text:style-name="T1">pickoff2stagek</text:span></text:p>
            </draw:text-box>
          </draw:frame>
        </draw:g>
        <draw:frame draw:style-name="gr22" draw:text-style-name="P8" draw:layer="layout" svg:width="10.029cm" svg:height="0.806cm" svg:x="2.86cm" svg:y="5.709cm">
          <draw:text-box>
            <text:p><text:span text:style-name="T3">Step 3: stagek.in on (to waiting)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g>
          <draw:frame draw:style-name="gr20" draw:text-style-name="P7" draw:layer="layout" svg:width="3.11cm" svg:height="0.65cm" svg:x="13.284cm" svg:y="10.249cm">
            <draw:text-box>
              <text:p><text:span text:style-name="T1">fwtelsim2pickoff</text:span></text:p>
            </draw:text-box>
          </draw:frame>
          <draw:custom-shape draw:style-name="gr1" draw:text-style-name="P1" draw:layer="layout" svg:width="3.623cm" svg:height="2.034cm" svg:x="23.515cm" svg:y="9.111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xml:id="id45" draw:id="id45" draw:layer="layout" svg:width="1.222cm" svg:height="0.504cm" svg:x="23.553cm" svg:y="10.59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23.913cm" svg:y="9.402cm">
            <draw:text-box>
              <text:p text:style-name="P4"><text:span text:style-name="T2">source</text:span></text:p>
            </draw:text-box>
          </draw:frame>
          <draw:custom-shape draw:style-name="gr4" draw:text-style-name="P1" draw:layer="layout" svg:width="3.622cm" svg:height="2.035cm" svg:x="19.914cm" svg:y="5.8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221cm" svg:height="0.504cm" svg:x="19.952cm" svg:y="7.367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017cm" svg:height="0.504cm" svg:x="22.491cm" svg:y="7.387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20.242cm" svg:y="6.117cm">
            <draw:text-box>
              <text:p text:style-name="P4"><text:span text:style-name="T2">name</text:span></text:p>
            </draw:text-box>
          </draw:frame>
          <draw:custom-shape draw:style-name="gr4" draw:text-style-name="P1" draw:layer="layout" svg:width="3.622cm" svg:height="2.035cm" svg:x="19.914cm" svg:y="5.87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xml:id="id37" draw:id="id37" draw:layer="layout" svg:width="1.221cm" svg:height="0.504cm" svg:x="19.952cm" svg:y="7.367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20.242cm" svg:y="6.117cm">
            <draw:text-box>
              <text:p text:style-name="P4"><text:span text:style-name="T2">telescope</text:span></text:p>
            </draw:text-box>
          </draw:frame>
          <draw:connector draw:style-name="gr8" draw:text-style-name="P6" draw:layer="layout" draw:line-skew="-1.921cm" svg:x1="19.952cm" svg:y1="7.619cm" svg:x2="13.14cm" svg:y2="10.083cm" draw:start-shape="id37" draw:start-glue-point="3" draw:end-shape="id38" draw:end-glue-point="1" svg:d="M19952 7619h-5327v2464h-1485" svg:viewBox="0 0 6813 2465">
            <text:p/>
          </draw:connector>
          <draw:g>
            <draw:custom-shape draw:style-name="gr1" draw:text-style-name="P1" draw:layer="layout" svg:width="3.623cm" svg:height="2.034cm" svg:x="9.554cm" svg:y="9.08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1.221cm" svg:height="0.504cm" svg:x="9.592cm" svg:y="10.574cm">
              <text:p text:style-name="P2"><text:span text:style-name="T1">out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18cm" svg:height="0.504cm" svg:x="12.131cm" svg:y="10.594cm">
              <text:p text:style-name="P2"><text:span text:style-name="T1">in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5" draw:layer="layout" svg:width="2.936cm" svg:height="0.725cm" svg:x="9.883cm" svg:y="9.325cm">
              <draw:text-box>
                <text:p text:style-name="P4"><text:span text:style-name="T2">pickoff</text:span></text:p>
              </draw:text-box>
            </draw:frame>
            <draw:custom-shape draw:style-name="gr5" draw:text-style-name="P2" draw:layer="layout" svg:width="1.221cm" svg:height="0.504cm" svg:x="9.592cm" svg:y="10.574cm">
              <text:p text:style-name="P2"><text:span text:style-name="T1">out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18cm" svg:height="0.504cm" svg:x="12.131cm" svg:y="10.594cm">
              <text:p text:style-name="P2"><text:span text:style-name="T1">in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18cm" svg:height="0.504cm" svg:x="12.122cm" svg:y="9.974cm">
              <text:p text:style-name="P2"><text:span text:style-name="T1">i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1" draw:layer="layout" svg:width="3.622cm" svg:height="2.034cm" svg:x="16.452cm" svg:y="9.1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221cm" svg:height="0.504cm" svg:x="16.49cm" svg:y="10.59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018cm" svg:height="0.504cm" svg:x="19.029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16.781cm" svg:y="9.344cm">
            <draw:text-box>
              <text:p text:style-name="P4"><text:span text:style-name="T2">name</text:span></text:p>
            </draw:text-box>
          </draw:frame>
          <draw:custom-shape draw:style-name="gr10" draw:text-style-name="P1" draw:layer="layout" svg:width="3.622cm" svg:height="2.034cm" svg:x="16.452cm" svg:y="9.11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xml:id="id40" draw:id="id40" draw:layer="layout" svg:width="1.221cm" svg:height="0.504cm" svg:x="16.49cm" svg:y="10.61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2" xml:id="id39" draw:id="id39" draw:layer="layout" svg:width="1.018cm" svg:height="0.504cm" svg:x="19.029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16.781cm" svg:y="9.344cm">
            <draw:text-box>
              <text:p text:style-name="P4"><text:span text:style-name="T2">fwtelsim</text:span></text:p>
            </draw:text-box>
          </draw:frame>
          <draw:connector draw:style-name="gr11" draw:text-style-name="P6" draw:layer="layout" draw:type="line" svg:x1="19.029cm" svg:y1="10.865cm" svg:x2="17.711cm" svg:y2="10.865cm" draw:start-shape="id39" draw:start-glue-point="3" draw:end-shape="id40" draw:end-glue-point="1" svg:d="M19029 10865h-1318" svg:viewBox="0 0 1319 1">
            <text:p/>
          </draw:connector>
          <draw:custom-shape draw:style-name="gr1" draw:text-style-name="P1" draw:layer="layout" svg:width="3.623cm" svg:height="2.034cm" svg:x="9.554cm" svg:y="9.10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xml:id="id42" draw:id="id42" draw:layer="layout" svg:width="1.221cm" svg:height="0.504cm" svg:x="9.592cm" svg:y="10.61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018cm" svg:height="0.504cm" svg:x="12.131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9.883cm" svg:y="9.344cm">
            <draw:text-box>
              <text:p text:style-name="P4"><text:span text:style-name="T2">pickoff</text:span></text:p>
            </draw:text-box>
          </draw:frame>
          <draw:custom-shape draw:style-name="gr43" draw:text-style-name="P2" xml:id="id41" draw:id="id41" draw:layer="layout" svg:width="1.054cm" svg:height="0.504cm" svg:x="12.095cm" svg:y="10.613cm">
            <text:p text:style-name="P2"><text:span text:style-name="T1">lab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xml:id="id38" draw:id="id38" draw:layer="layout" svg:width="1.018cm" svg:height="0.504cm" svg:x="12.122cm" svg:y="9.831cm">
            <text:p text:style-name="P2"><text:span text:style-name="T1">tel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6" draw:layer="layout" draw:type="line" svg:x1="12.095cm" svg:y1="10.865cm" svg:x2="10.813cm" svg:y2="10.865cm" draw:start-shape="id41" draw:start-glue-point="3" draw:end-shape="id42" draw:end-glue-point="1" svg:d="M12095 10865h-1282" svg:viewBox="0 0 1283 1">
            <text:p/>
          </draw:connector>
          <draw:connector draw:style-name="gr14" draw:text-style-name="P6" draw:layer="layout" svg:x1="12.122cm" svg:y1="10.083cm" svg:x2="10.202cm" svg:y2="10.613cm" draw:start-shape="id38" draw:start-glue-point="3" draw:end-shape="id42" draw:end-glue-point="0" svg:d="M12122 10083h-1920v530" svg:viewBox="0 0 1921 531">
            <text:p/>
          </draw:connector>
          <draw:custom-shape draw:style-name="gr1" draw:text-style-name="P1" draw:layer="layout" svg:width="3.623cm" svg:height="2.034cm" svg:x="3.002cm" svg:y="9.10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3.331cm" svg:y="9.344cm">
            <draw:text-box>
              <text:p text:style-name="P4"><text:span text:style-name="T2">stagek</text:span></text:p>
            </draw:text-box>
          </draw:frame>
          <draw:custom-shape draw:style-name="gr34" draw:text-style-name="P3" xml:id="id44" draw:id="id44" draw:layer="layout" svg:width="1.222cm" svg:height="0.504cm" svg:x="3.03cm" svg:y="10.61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2" xml:id="id43" draw:id="id43" draw:layer="layout" svg:width="1.018cm" svg:height="0.504cm" svg:x="5.608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6" draw:layer="layout" draw:type="line" svg:x1="5.608cm" svg:y1="10.865cm" svg:x2="4.252cm" svg:y2="10.865cm" draw:start-shape="id43" draw:start-glue-point="3" draw:end-shape="id44" draw:end-glue-point="1" svg:d="M5608 10865h-1356" svg:viewBox="0 0 1357 1">
            <text:p/>
          </draw:connector>
          <draw:connector draw:style-name="gr39" draw:text-style-name="P6" draw:layer="layout" draw:type="line" svg:x1="23.553cm" svg:y1="10.845cm" svg:x2="20.047cm" svg:y2="10.865cm" draw:start-shape="id45" draw:start-glue-point="3" draw:end-shape="id39" draw:end-glue-point="1" svg:d="M23553 10845l-3506 20" svg:viewBox="0 0 3507 21">
            <text:p/>
          </draw:connector>
          <draw:connector draw:style-name="gr44" draw:text-style-name="P6" draw:layer="layout" draw:type="line" svg:x1="16.49cm" svg:y1="10.865cm" svg:x2="13.149cm" svg:y2="10.865cm" draw:start-shape="id40" draw:start-glue-point="3" draw:end-shape="id41" draw:end-glue-point="1" svg:d="M16490 10865h-3341" svg:viewBox="0 0 3342 1">
            <text:p/>
          </draw:connector>
          <draw:connector draw:style-name="gr45" draw:text-style-name="P6" draw:layer="layout" draw:type="line" svg:x1="9.592cm" svg:y1="10.865cm" svg:x2="6.626cm" svg:y2="10.865cm" draw:start-shape="id42" draw:start-glue-point="3" draw:end-shape="id43" draw:end-glue-point="1" svg:d="M9592 10865h-2966" svg:viewBox="0 0 2967 1">
            <text:p/>
          </draw:connector>
          <draw:frame draw:style-name="gr20" draw:text-style-name="P7" draw:layer="layout" svg:width="3.11cm" svg:height="0.65cm" svg:x="20.303cm" svg:y="10.083cm">
            <draw:text-box>
              <text:p><text:span text:style-name="T1">source2fwtelsim</text:span></text:p>
            </draw:text-box>
          </draw:frame>
          <draw:frame draw:style-name="gr21" draw:text-style-name="P7" draw:layer="layout" svg:width="3.49cm" svg:height="1.039cm" svg:x="15.093cm" svg:y="6.994cm">
            <draw:text-box>
              <text:p><text:span text:style-name="T1">telescope2pickoff</text:span></text:p>
            </draw:text-box>
          </draw:frame>
          <draw:frame draw:style-name="gr20" draw:text-style-name="P7" draw:layer="layout" svg:width="3.11cm" svg:height="0.65cm" svg:x="6.842cm" svg:y="10.181cm">
            <draw:text-box>
              <text:p><text:span text:style-name="T1">pickoff2stagek</text:span></text:p>
            </draw:text-box>
          </draw:frame>
        </draw:g>
        <draw:frame draw:style-name="gr22" draw:text-style-name="P8" draw:layer="layout" svg:width="10.029cm" svg:height="0.806cm" svg:x="2.86cm" svg:y="5.709cm">
          <draw:text-box>
            <text:p><text:span text:style-name="T3">Step 4: pickoff.lab on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g>
          <draw:frame draw:style-name="gr20" draw:text-style-name="P7" draw:layer="layout" svg:width="3.11cm" svg:height="0.65cm" svg:x="13.284cm" svg:y="10.249cm">
            <draw:text-box>
              <text:p><text:span text:style-name="T1">fwtelsim2pickoff</text:span></text:p>
            </draw:text-box>
          </draw:frame>
          <draw:custom-shape draw:style-name="gr1" draw:text-style-name="P1" draw:layer="layout" svg:width="3.623cm" svg:height="2.034cm" svg:x="23.515cm" svg:y="9.11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54" draw:id="id54" draw:layer="layout" svg:width="1.222cm" svg:height="0.504cm" svg:x="23.553cm" svg:y="10.59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23.913cm" svg:y="9.402cm">
            <draw:text-box>
              <text:p text:style-name="P4"><text:span text:style-name="T2">source</text:span></text:p>
            </draw:text-box>
          </draw:frame>
          <draw:custom-shape draw:style-name="gr4" draw:text-style-name="P1" draw:layer="layout" svg:width="3.622cm" svg:height="2.035cm" svg:x="19.914cm" svg:y="5.8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221cm" svg:height="0.504cm" svg:x="19.952cm" svg:y="7.367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017cm" svg:height="0.504cm" svg:x="22.491cm" svg:y="7.387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20.242cm" svg:y="6.117cm">
            <draw:text-box>
              <text:p text:style-name="P4"><text:span text:style-name="T2">name</text:span></text:p>
            </draw:text-box>
          </draw:frame>
          <draw:custom-shape draw:style-name="gr4" draw:text-style-name="P1" draw:layer="layout" svg:width="3.622cm" svg:height="2.035cm" svg:x="19.914cm" svg:y="5.87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xml:id="id46" draw:id="id46" draw:layer="layout" svg:width="1.221cm" svg:height="0.504cm" svg:x="19.952cm" svg:y="7.367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20.242cm" svg:y="6.117cm">
            <draw:text-box>
              <text:p text:style-name="P4"><text:span text:style-name="T2">telescope</text:span></text:p>
            </draw:text-box>
          </draw:frame>
          <draw:connector draw:style-name="gr8" draw:text-style-name="P6" draw:layer="layout" draw:line-skew="-1.921cm" svg:x1="19.952cm" svg:y1="7.619cm" svg:x2="13.14cm" svg:y2="10.083cm" draw:start-shape="id46" draw:start-glue-point="3" draw:end-shape="id47" draw:end-glue-point="1" svg:d="M19952 7619h-5327v2464h-1485" svg:viewBox="0 0 6813 2465">
            <text:p/>
          </draw:connector>
          <draw:g>
            <draw:custom-shape draw:style-name="gr1" draw:text-style-name="P1" draw:layer="layout" svg:width="3.623cm" svg:height="2.034cm" svg:x="9.554cm" svg:y="9.08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1.221cm" svg:height="0.504cm" svg:x="9.592cm" svg:y="10.574cm">
              <text:p text:style-name="P2"><text:span text:style-name="T1">out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18cm" svg:height="0.504cm" svg:x="12.131cm" svg:y="10.594cm">
              <text:p text:style-name="P2"><text:span text:style-name="T1">in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5" draw:layer="layout" svg:width="2.936cm" svg:height="0.725cm" svg:x="9.883cm" svg:y="9.325cm">
              <draw:text-box>
                <text:p text:style-name="P4"><text:span text:style-name="T2">pickoff</text:span></text:p>
              </draw:text-box>
            </draw:frame>
            <draw:custom-shape draw:style-name="gr5" draw:text-style-name="P2" draw:layer="layout" svg:width="1.221cm" svg:height="0.504cm" svg:x="9.592cm" svg:y="10.574cm">
              <text:p text:style-name="P2"><text:span text:style-name="T1">out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18cm" svg:height="0.504cm" svg:x="12.131cm" svg:y="10.594cm">
              <text:p text:style-name="P2"><text:span text:style-name="T1">in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18cm" svg:height="0.504cm" svg:x="12.122cm" svg:y="9.974cm">
              <text:p text:style-name="P2"><text:span text:style-name="T1">i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1" draw:layer="layout" svg:width="3.622cm" svg:height="2.034cm" svg:x="16.452cm" svg:y="9.1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221cm" svg:height="0.504cm" svg:x="16.49cm" svg:y="10.59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018cm" svg:height="0.504cm" svg:x="19.029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16.781cm" svg:y="9.344cm">
            <draw:text-box>
              <text:p text:style-name="P4"><text:span text:style-name="T2">name</text:span></text:p>
            </draw:text-box>
          </draw:frame>
          <draw:custom-shape draw:style-name="gr10" draw:text-style-name="P1" draw:layer="layout" svg:width="3.622cm" svg:height="2.034cm" svg:x="16.452cm" svg:y="9.11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3" xml:id="id49" draw:id="id49" draw:layer="layout" svg:width="1.221cm" svg:height="0.504cm" svg:x="16.49cm" svg:y="10.613cm"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" xml:id="id48" draw:id="id48" draw:layer="layout" svg:width="1.018cm" svg:height="0.504cm" svg:x="19.029cm" svg:y="10.613cm"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2.936cm" svg:height="0.725cm" svg:x="16.781cm" svg:y="9.344cm">
            <draw:text-box>
              <text:p text:style-name="P4"><text:span text:style-name="T2">fwtelsim</text:span></text:p>
            </draw:text-box>
          </draw:frame>
          <draw:connector draw:style-name="gr11" draw:text-style-name="P6" draw:layer="layout" draw:type="line" svg:x1="19.029cm" svg:y1="10.865cm" svg:x2="17.711cm" svg:y2="10.865cm" draw:start-shape="id48" draw:start-glue-point="3" draw:end-shape="id49" draw:end-glue-point="1" svg:d="M19029 10865h-1318" svg:viewBox="0 0 1319 1">
            <text:p/>
          </draw:connector>
          <draw:custom-shape draw:style-name="gr1" draw:text-style-name="P1" draw:layer="layout" svg:width="3.623cm" svg:height="2.034cm" svg:x="9.554cm" svg:y="9.10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3" xml:id="id51" draw:id="id51" draw:layer="layout" svg:width="1.221cm" svg:height="0.504cm" svg:x="9.592cm" svg:y="10.613cm"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1.018cm" svg:height="0.504cm" svg:x="12.131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9.883cm" svg:y="9.344cm">
            <draw:text-box>
              <text:p text:style-name="P4"><text:span text:style-name="T2">pickoff</text:span></text:p>
            </draw:text-box>
          </draw:frame>
          <draw:custom-shape draw:style-name="gr47" draw:text-style-name="P2" xml:id="id50" draw:id="id50" draw:layer="layout" svg:width="1.054cm" svg:height="0.504cm" svg:x="12.095cm" svg:y="10.613cm">
            <text:p text:style-name="P2"><text:span text:style-name="T1">la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xml:id="id47" draw:id="id47" draw:layer="layout" svg:width="1.018cm" svg:height="0.504cm" svg:x="12.122cm" svg:y="9.831cm">
            <text:p text:style-name="P2"><text:span text:style-name="T1">tel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6" draw:layer="layout" draw:type="line" svg:x1="12.095cm" svg:y1="10.865cm" svg:x2="10.813cm" svg:y2="10.865cm" draw:start-shape="id50" draw:start-glue-point="3" draw:end-shape="id51" draw:end-glue-point="1" svg:d="M12095 10865h-1282" svg:viewBox="0 0 1283 1">
            <text:p/>
          </draw:connector>
          <draw:connector draw:style-name="gr14" draw:text-style-name="P6" draw:layer="layout" svg:x1="12.122cm" svg:y1="10.083cm" svg:x2="10.202cm" svg:y2="10.613cm" draw:start-shape="id47" draw:start-glue-point="3" draw:end-shape="id51" draw:end-glue-point="0" svg:d="M12122 10083h-1920v530" svg:viewBox="0 0 1921 531">
            <text:p/>
          </draw:connector>
          <draw:custom-shape draw:style-name="gr1" draw:text-style-name="P1" draw:layer="layout" svg:width="3.623cm" svg:height="2.034cm" svg:x="3.002cm" svg:y="9.10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3.331cm" svg:y="9.344cm">
            <draw:text-box>
              <text:p text:style-name="P4"><text:span text:style-name="T2">stagek</text:span></text:p>
            </draw:text-box>
          </draw:frame>
          <draw:custom-shape draw:style-name="gr41" draw:text-style-name="P3" xml:id="id53" draw:id="id53" draw:layer="layout" svg:width="1.222cm" svg:height="0.504cm" svg:x="3.03cm" svg:y="10.613cm"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" xml:id="id52" draw:id="id52" draw:layer="layout" svg:width="1.018cm" svg:height="0.504cm" svg:x="5.608cm" svg:y="10.613cm"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6" draw:text-style-name="P6" draw:layer="layout" draw:type="line" svg:x1="5.608cm" svg:y1="10.865cm" svg:x2="4.252cm" svg:y2="10.865cm" draw:start-shape="id52" draw:start-glue-point="3" draw:end-shape="id53" draw:end-glue-point="1" svg:d="M5608 10865h-1356" svg:viewBox="0 0 1357 1">
            <text:p/>
          </draw:connector>
          <draw:connector draw:style-name="gr17" draw:text-style-name="P6" draw:layer="layout" draw:type="line" svg:x1="23.553cm" svg:y1="10.845cm" svg:x2="20.047cm" svg:y2="10.865cm" draw:start-shape="id54" draw:start-glue-point="3" draw:end-shape="id48" draw:end-glue-point="1" svg:d="M23553 10845l-3506 20" svg:viewBox="0 0 3507 21">
            <text:p/>
          </draw:connector>
          <draw:connector draw:style-name="gr18" draw:text-style-name="P6" draw:layer="layout" draw:type="line" svg:x1="16.49cm" svg:y1="10.865cm" svg:x2="13.149cm" svg:y2="10.865cm" draw:start-shape="id49" draw:start-glue-point="3" draw:end-shape="id50" draw:end-glue-point="1" svg:d="M16490 10865h-3341" svg:viewBox="0 0 3342 1">
            <text:p/>
          </draw:connector>
          <draw:connector draw:style-name="gr19" draw:text-style-name="P6" draw:layer="layout" draw:type="line" svg:x1="9.592cm" svg:y1="10.865cm" svg:x2="6.626cm" svg:y2="10.865cm" draw:start-shape="id51" draw:start-glue-point="3" draw:end-shape="id52" draw:end-glue-point="1" svg:d="M9592 10865h-2966" svg:viewBox="0 0 2967 1">
            <text:p/>
          </draw:connector>
          <draw:frame draw:style-name="gr20" draw:text-style-name="P7" draw:layer="layout" svg:width="3.11cm" svg:height="0.65cm" svg:x="20.303cm" svg:y="10.083cm">
            <draw:text-box>
              <text:p><text:span text:style-name="T1">source2fwtelsim</text:span></text:p>
            </draw:text-box>
          </draw:frame>
          <draw:frame draw:style-name="gr21" draw:text-style-name="P7" draw:layer="layout" svg:width="3.49cm" svg:height="1.039cm" svg:x="15.093cm" svg:y="6.994cm">
            <draw:text-box>
              <text:p><text:span text:style-name="T1">telescope2pickoff</text:span></text:p>
            </draw:text-box>
          </draw:frame>
          <draw:frame draw:style-name="gr20" draw:text-style-name="P7" draw:layer="layout" svg:width="3.11cm" svg:height="0.65cm" svg:x="6.842cm" svg:y="10.181cm">
            <draw:text-box>
              <text:p><text:span text:style-name="T1">pickoff2stagek</text:span></text:p>
            </draw:text-box>
          </draw:frame>
        </draw:g>
        <draw:frame draw:style-name="gr22" draw:text-style-name="P8" draw:layer="layout" svg:width="10.029cm" svg:height="0.806cm" svg:x="2.86cm" svg:y="5.709cm">
          <draw:text-box>
            <text:p><text:span text:style-name="T3">Step 5: source.out off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g>
          <draw:frame draw:style-name="gr20" draw:text-style-name="P7" draw:layer="layout" svg:width="3.11cm" svg:height="0.65cm" svg:x="13.284cm" svg:y="10.249cm">
            <draw:text-box>
              <text:p><text:span text:style-name="T1">fwtelsim2pickoff</text:span></text:p>
            </draw:text-box>
          </draw:frame>
          <draw:custom-shape draw:style-name="gr1" draw:text-style-name="P1" draw:layer="layout" svg:width="3.623cm" svg:height="2.034cm" svg:x="23.515cm" svg:y="9.11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63" draw:id="id63" draw:layer="layout" svg:width="1.222cm" svg:height="0.504cm" svg:x="23.553cm" svg:y="10.59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23.913cm" svg:y="9.402cm">
            <draw:text-box>
              <text:p text:style-name="P4"><text:span text:style-name="T2">source</text:span></text:p>
            </draw:text-box>
          </draw:frame>
          <draw:custom-shape draw:style-name="gr4" draw:text-style-name="P1" draw:layer="layout" svg:width="3.622cm" svg:height="2.035cm" svg:x="19.914cm" svg:y="5.8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221cm" svg:height="0.504cm" svg:x="19.952cm" svg:y="7.367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017cm" svg:height="0.504cm" svg:x="22.491cm" svg:y="7.387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20.242cm" svg:y="6.117cm">
            <draw:text-box>
              <text:p text:style-name="P4"><text:span text:style-name="T2">name</text:span></text:p>
            </draw:text-box>
          </draw:frame>
          <draw:custom-shape draw:style-name="gr4" draw:text-style-name="P1" draw:layer="layout" svg:width="3.622cm" svg:height="2.035cm" svg:x="19.914cm" svg:y="5.874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xml:id="id55" draw:id="id55" draw:layer="layout" svg:width="1.221cm" svg:height="0.504cm" svg:x="19.952cm" svg:y="7.367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20.242cm" svg:y="6.117cm">
            <draw:text-box>
              <text:p text:style-name="P4"><text:span text:style-name="T2">telescope</text:span></text:p>
            </draw:text-box>
          </draw:frame>
          <draw:connector draw:style-name="gr48" draw:text-style-name="P6" draw:layer="layout" draw:line-skew="-1.921cm" svg:x1="19.952cm" svg:y1="7.619cm" svg:x2="13.14cm" svg:y2="10.083cm" draw:start-shape="id55" draw:start-glue-point="3" draw:end-shape="id56" draw:end-glue-point="1" svg:d="M19952 7619h-5327v2464h-1485" svg:viewBox="0 0 6813 2465">
            <text:p/>
          </draw:connector>
          <draw:g>
            <draw:custom-shape draw:style-name="gr1" draw:text-style-name="P1" draw:layer="layout" svg:width="3.623cm" svg:height="2.034cm" svg:x="9.554cm" svg:y="9.08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1.221cm" svg:height="0.504cm" svg:x="9.592cm" svg:y="10.574cm">
              <text:p text:style-name="P2"><text:span text:style-name="T1">out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18cm" svg:height="0.504cm" svg:x="12.131cm" svg:y="10.594cm">
              <text:p text:style-name="P2"><text:span text:style-name="T1">in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5" draw:layer="layout" svg:width="2.936cm" svg:height="0.725cm" svg:x="9.883cm" svg:y="9.325cm">
              <draw:text-box>
                <text:p text:style-name="P4"><text:span text:style-name="T2">pickoff</text:span></text:p>
              </draw:text-box>
            </draw:frame>
            <draw:custom-shape draw:style-name="gr5" draw:text-style-name="P2" draw:layer="layout" svg:width="1.221cm" svg:height="0.504cm" svg:x="9.592cm" svg:y="10.574cm">
              <text:p text:style-name="P2"><text:span text:style-name="T1">out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18cm" svg:height="0.504cm" svg:x="12.131cm" svg:y="10.594cm">
              <text:p text:style-name="P2"><text:span text:style-name="T1">in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18cm" svg:height="0.504cm" svg:x="12.122cm" svg:y="9.974cm">
              <text:p text:style-name="P2"><text:span text:style-name="T1">i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1" draw:layer="layout" svg:width="3.622cm" svg:height="2.034cm" svg:x="16.452cm" svg:y="9.1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221cm" svg:height="0.504cm" svg:x="16.49cm" svg:y="10.59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018cm" svg:height="0.504cm" svg:x="19.029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16.781cm" svg:y="9.344cm">
            <draw:text-box>
              <text:p text:style-name="P4"><text:span text:style-name="T2">name</text:span></text:p>
            </draw:text-box>
          </draw:frame>
          <draw:custom-shape draw:style-name="gr10" draw:text-style-name="P1" draw:layer="layout" svg:width="3.622cm" svg:height="2.034cm" svg:x="16.452cm" svg:y="9.11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3" xml:id="id58" draw:id="id58" draw:layer="layout" svg:width="1.221cm" svg:height="0.504cm" svg:x="16.49cm" svg:y="10.613cm"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" xml:id="id57" draw:id="id57" draw:layer="layout" svg:width="1.018cm" svg:height="0.504cm" svg:x="19.029cm" svg:y="10.613cm"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2.936cm" svg:height="0.725cm" svg:x="16.781cm" svg:y="9.344cm">
            <draw:text-box>
              <text:p text:style-name="P4"><text:span text:style-name="T2">fwtelsim</text:span></text:p>
            </draw:text-box>
          </draw:frame>
          <draw:connector draw:style-name="gr11" draw:text-style-name="P6" draw:layer="layout" draw:type="line" svg:x1="19.029cm" svg:y1="10.865cm" svg:x2="17.711cm" svg:y2="10.865cm" draw:start-shape="id57" draw:start-glue-point="3" draw:end-shape="id58" draw:end-glue-point="1" svg:d="M19029 10865h-1318" svg:viewBox="0 0 1319 1">
            <text:p/>
          </draw:connector>
          <draw:custom-shape draw:style-name="gr1" draw:text-style-name="P1" draw:layer="layout" svg:width="3.623cm" svg:height="2.034cm" svg:x="9.554cm" svg:y="9.10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3" xml:id="id60" draw:id="id60" draw:layer="layout" svg:width="1.221cm" svg:height="0.504cm" svg:x="9.592cm" svg:y="10.613cm"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1.018cm" svg:height="0.504cm" svg:x="12.131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9.883cm" svg:y="9.344cm">
            <draw:text-box>
              <text:p text:style-name="P4"><text:span text:style-name="T2">pickoff</text:span></text:p>
            </draw:text-box>
          </draw:frame>
          <draw:custom-shape draw:style-name="gr47" draw:text-style-name="P2" xml:id="id59" draw:id="id59" draw:layer="layout" svg:width="1.054cm" svg:height="0.504cm" svg:x="12.095cm" svg:y="10.613cm">
            <text:p text:style-name="P2"><text:span text:style-name="T1">la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xml:id="id56" draw:id="id56" draw:layer="layout" svg:width="1.018cm" svg:height="0.504cm" svg:x="12.122cm" svg:y="9.831cm">
            <text:p text:style-name="P2"><text:span text:style-name="T1">tel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6" draw:layer="layout" draw:type="line" svg:x1="12.095cm" svg:y1="10.865cm" svg:x2="10.813cm" svg:y2="10.865cm" draw:start-shape="id59" draw:start-glue-point="3" draw:end-shape="id60" draw:end-glue-point="1" svg:d="M12095 10865h-1282" svg:viewBox="0 0 1283 1">
            <text:p/>
          </draw:connector>
          <draw:connector draw:style-name="gr14" draw:text-style-name="P6" draw:layer="layout" svg:x1="12.122cm" svg:y1="10.083cm" svg:x2="10.202cm" svg:y2="10.613cm" draw:start-shape="id56" draw:start-glue-point="3" draw:end-shape="id60" draw:end-glue-point="0" svg:d="M12122 10083h-1920v530" svg:viewBox="0 0 1921 531">
            <text:p/>
          </draw:connector>
          <draw:custom-shape draw:style-name="gr1" draw:text-style-name="P1" draw:layer="layout" svg:width="3.623cm" svg:height="2.034cm" svg:x="3.002cm" svg:y="9.10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3.331cm" svg:y="9.344cm">
            <draw:text-box>
              <text:p text:style-name="P4"><text:span text:style-name="T2">stagek</text:span></text:p>
            </draw:text-box>
          </draw:frame>
          <draw:custom-shape draw:style-name="gr41" draw:text-style-name="P3" xml:id="id62" draw:id="id62" draw:layer="layout" svg:width="1.222cm" svg:height="0.504cm" svg:x="3.03cm" svg:y="10.613cm"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" xml:id="id61" draw:id="id61" draw:layer="layout" svg:width="1.018cm" svg:height="0.504cm" svg:x="5.608cm" svg:y="10.613cm"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6" draw:text-style-name="P6" draw:layer="layout" draw:type="line" svg:x1="5.608cm" svg:y1="10.865cm" svg:x2="4.252cm" svg:y2="10.865cm" draw:start-shape="id61" draw:start-glue-point="3" draw:end-shape="id62" draw:end-glue-point="1" svg:d="M5608 10865h-1356" svg:viewBox="0 0 1357 1">
            <text:p/>
          </draw:connector>
          <draw:connector draw:style-name="gr17" draw:text-style-name="P6" draw:layer="layout" draw:type="line" svg:x1="23.553cm" svg:y1="10.845cm" svg:x2="20.047cm" svg:y2="10.865cm" draw:start-shape="id63" draw:start-glue-point="3" draw:end-shape="id57" draw:end-glue-point="1" svg:d="M23553 10845l-3506 20" svg:viewBox="0 0 3507 21">
            <text:p/>
          </draw:connector>
          <draw:connector draw:style-name="gr18" draw:text-style-name="P6" draw:layer="layout" draw:type="line" svg:x1="16.49cm" svg:y1="10.865cm" svg:x2="13.149cm" svg:y2="10.865cm" draw:start-shape="id58" draw:start-glue-point="3" draw:end-shape="id59" draw:end-glue-point="1" svg:d="M16490 10865h-3341" svg:viewBox="0 0 3342 1">
            <text:p/>
          </draw:connector>
          <draw:connector draw:style-name="gr19" draw:text-style-name="P6" draw:layer="layout" draw:type="line" svg:x1="9.592cm" svg:y1="10.865cm" svg:x2="6.626cm" svg:y2="10.865cm" draw:start-shape="id60" draw:start-glue-point="3" draw:end-shape="id61" draw:end-glue-point="1" svg:d="M9592 10865h-2966" svg:viewBox="0 0 2967 1">
            <text:p/>
          </draw:connector>
          <draw:frame draw:style-name="gr20" draw:text-style-name="P7" draw:layer="layout" svg:width="3.11cm" svg:height="0.65cm" svg:x="20.303cm" svg:y="10.083cm">
            <draw:text-box>
              <text:p><text:span text:style-name="T1">source2fwtelsim</text:span></text:p>
            </draw:text-box>
          </draw:frame>
          <draw:frame draw:style-name="gr21" draw:text-style-name="P7" draw:layer="layout" svg:width="3.49cm" svg:height="1.039cm" svg:x="15.093cm" svg:y="6.994cm">
            <draw:text-box>
              <text:p><text:span text:style-name="T1">telescope2pickoff</text:span></text:p>
            </draw:text-box>
          </draw:frame>
          <draw:frame draw:style-name="gr20" draw:text-style-name="P7" draw:layer="layout" svg:width="3.11cm" svg:height="0.65cm" svg:x="6.842cm" svg:y="10.181cm">
            <draw:text-box>
              <text:p><text:span text:style-name="T1">pickoff2stagek</text:span></text:p>
            </draw:text-box>
          </draw:frame>
        </draw:g>
        <draw:frame draw:style-name="gr22" draw:text-style-name="P8" draw:layer="layout" svg:width="10.029cm" svg:height="0.806cm" svg:x="2.86cm" svg:y="5.709cm">
          <draw:text-box>
            <text:p><text:span text:style-name="T3">Step 6: telescope.out on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g>
          <draw:frame draw:style-name="gr20" draw:text-style-name="P7" draw:layer="layout" svg:width="3.11cm" svg:height="0.65cm" svg:x="13.284cm" svg:y="10.249cm">
            <draw:text-box>
              <text:p><text:span text:style-name="T1">fwtelsim2pickoff</text:span></text:p>
            </draw:text-box>
          </draw:frame>
          <draw:custom-shape draw:style-name="gr1" draw:text-style-name="P1" draw:layer="layout" svg:width="3.623cm" svg:height="2.034cm" svg:x="23.515cm" svg:y="9.11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72" draw:id="id72" draw:layer="layout" svg:width="1.222cm" svg:height="0.504cm" svg:x="23.553cm" svg:y="10.59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23.913cm" svg:y="9.402cm">
            <draw:text-box>
              <text:p text:style-name="P4"><text:span text:style-name="T2">source</text:span></text:p>
            </draw:text-box>
          </draw:frame>
          <draw:custom-shape draw:style-name="gr4" draw:text-style-name="P1" draw:layer="layout" svg:width="3.622cm" svg:height="2.035cm" svg:x="19.914cm" svg:y="5.87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221cm" svg:height="0.504cm" svg:x="19.952cm" svg:y="7.367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017cm" svg:height="0.504cm" svg:x="22.491cm" svg:y="7.387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20.242cm" svg:y="6.117cm">
            <draw:text-box>
              <text:p text:style-name="P4"><text:span text:style-name="T2">name</text:span></text:p>
            </draw:text-box>
          </draw:frame>
          <draw:custom-shape draw:style-name="gr4" draw:text-style-name="P1" draw:layer="layout" svg:width="3.622cm" svg:height="2.035cm" svg:x="19.914cm" svg:y="5.874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xml:id="id64" draw:id="id64" draw:layer="layout" svg:width="1.221cm" svg:height="0.504cm" svg:x="19.952cm" svg:y="7.367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20.242cm" svg:y="6.117cm">
            <draw:text-box>
              <text:p text:style-name="P4"><text:span text:style-name="T2">telescope</text:span></text:p>
            </draw:text-box>
          </draw:frame>
          <draw:connector draw:style-name="gr49" draw:text-style-name="P6" draw:layer="layout" draw:line-skew="-1.921cm" svg:x1="19.952cm" svg:y1="7.619cm" svg:x2="13.14cm" svg:y2="10.083cm" draw:start-shape="id64" draw:start-glue-point="3" draw:end-shape="id65" draw:end-glue-point="1" svg:d="M19952 7619h-5327v2464h-1485" svg:viewBox="0 0 6813 2465">
            <text:p/>
          </draw:connector>
          <draw:g>
            <draw:custom-shape draw:style-name="gr1" draw:text-style-name="P1" draw:layer="layout" svg:width="3.623cm" svg:height="2.034cm" svg:x="9.554cm" svg:y="9.08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1.221cm" svg:height="0.504cm" svg:x="9.592cm" svg:y="10.574cm">
              <text:p text:style-name="P2"><text:span text:style-name="T1">out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18cm" svg:height="0.504cm" svg:x="12.131cm" svg:y="10.594cm">
              <text:p text:style-name="P2"><text:span text:style-name="T1">in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5" draw:layer="layout" svg:width="2.936cm" svg:height="0.725cm" svg:x="9.883cm" svg:y="9.325cm">
              <draw:text-box>
                <text:p text:style-name="P4"><text:span text:style-name="T2">pickoff</text:span></text:p>
              </draw:text-box>
            </draw:frame>
            <draw:custom-shape draw:style-name="gr5" draw:text-style-name="P2" draw:layer="layout" svg:width="1.221cm" svg:height="0.504cm" svg:x="9.592cm" svg:y="10.574cm">
              <text:p text:style-name="P2"><text:span text:style-name="T1">out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18cm" svg:height="0.504cm" svg:x="12.131cm" svg:y="10.594cm">
              <text:p text:style-name="P2"><text:span text:style-name="T1">in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018cm" svg:height="0.504cm" svg:x="12.122cm" svg:y="9.974cm">
              <text:p text:style-name="P2"><text:span text:style-name="T1">i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1" draw:layer="layout" svg:width="3.622cm" svg:height="2.034cm" svg:x="16.452cm" svg:y="9.1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221cm" svg:height="0.504cm" svg:x="16.49cm" svg:y="10.593cm">
            <text:p text:style-name="P2"><text:span text:style-name="T1">ou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018cm" svg:height="0.504cm" svg:x="19.029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16.781cm" svg:y="9.344cm">
            <draw:text-box>
              <text:p text:style-name="P4"><text:span text:style-name="T2">name</text:span></text:p>
            </draw:text-box>
          </draw:frame>
          <draw:custom-shape draw:style-name="gr10" draw:text-style-name="P1" draw:layer="layout" svg:width="3.622cm" svg:height="2.034cm" svg:x="16.452cm" svg:y="9.11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3" xml:id="id67" draw:id="id67" draw:layer="layout" svg:width="1.221cm" svg:height="0.504cm" svg:x="16.49cm" svg:y="10.613cm"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" xml:id="id66" draw:id="id66" draw:layer="layout" svg:width="1.018cm" svg:height="0.504cm" svg:x="19.029cm" svg:y="10.613cm"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2.936cm" svg:height="0.725cm" svg:x="16.781cm" svg:y="9.344cm">
            <draw:text-box>
              <text:p text:style-name="P4"><text:span text:style-name="T2">fwtelsim</text:span></text:p>
            </draw:text-box>
          </draw:frame>
          <draw:connector draw:style-name="gr11" draw:text-style-name="P6" draw:layer="layout" draw:type="line" svg:x1="19.029cm" svg:y1="10.865cm" svg:x2="17.711cm" svg:y2="10.865cm" draw:start-shape="id66" draw:start-glue-point="3" draw:end-shape="id67" draw:end-glue-point="1" svg:d="M19029 10865h-1318" svg:viewBox="0 0 1319 1">
            <text:p/>
          </draw:connector>
          <draw:custom-shape draw:style-name="gr1" draw:text-style-name="P1" draw:layer="layout" svg:width="3.623cm" svg:height="2.034cm" svg:x="9.554cm" svg:y="9.10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xml:id="id69" draw:id="id69" draw:layer="layout" svg:width="1.221cm" svg:height="0.504cm" svg:x="9.592cm" svg:y="10.613cm"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1.018cm" svg:height="0.504cm" svg:x="12.131cm" svg:y="10.613cm">
            <text:p text:style-name="P2"><text:span text:style-name="T1">i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9.883cm" svg:y="9.344cm">
            <draw:text-box>
              <text:p text:style-name="P4"><text:span text:style-name="T2">pickoff</text:span></text:p>
            </draw:text-box>
          </draw:frame>
          <draw:custom-shape draw:style-name="gr38" draw:text-style-name="P2" xml:id="id68" draw:id="id68" draw:layer="layout" svg:width="1.054cm" svg:height="0.504cm" svg:x="12.095cm" svg:y="10.613cm">
            <text:p text:style-name="P2"><text:span text:style-name="T1">la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" xml:id="id65" draw:id="id65" draw:layer="layout" svg:width="1.018cm" svg:height="0.504cm" svg:x="12.122cm" svg:y="9.831cm">
            <text:p text:style-name="P2"><text:span text:style-name="T1">tel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6" draw:layer="layout" draw:type="line" svg:x1="12.095cm" svg:y1="10.865cm" svg:x2="10.813cm" svg:y2="10.865cm" draw:start-shape="id68" draw:start-glue-point="3" draw:end-shape="id69" draw:end-glue-point="1" svg:d="M12095 10865h-1282" svg:viewBox="0 0 1283 1">
            <text:p/>
          </draw:connector>
          <draw:connector draw:style-name="gr14" draw:text-style-name="P6" draw:layer="layout" svg:x1="12.122cm" svg:y1="10.083cm" svg:x2="10.202cm" svg:y2="10.613cm" draw:start-shape="id65" draw:start-glue-point="3" draw:end-shape="id69" draw:end-glue-point="0" svg:d="M12122 10083h-1920v530" svg:viewBox="0 0 1921 531">
            <text:p/>
          </draw:connector>
          <draw:custom-shape draw:style-name="gr1" draw:text-style-name="P1" draw:layer="layout" svg:width="3.623cm" svg:height="2.034cm" svg:x="3.002cm" svg:y="9.10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936cm" svg:height="0.725cm" svg:x="3.331cm" svg:y="9.344cm">
            <draw:text-box>
              <text:p text:style-name="P4"><text:span text:style-name="T2">stagek</text:span></text:p>
            </draw:text-box>
          </draw:frame>
          <draw:custom-shape draw:style-name="gr34" draw:text-style-name="P3" xml:id="id71" draw:id="id71" draw:layer="layout" svg:width="1.222cm" svg:height="0.504cm" svg:x="3.03cm" svg:y="10.613cm"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" xml:id="id70" draw:id="id70" draw:layer="layout" svg:width="1.018cm" svg:height="0.504cm" svg:x="5.608cm" svg:y="10.613cm"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6" draw:text-style-name="P6" draw:layer="layout" draw:type="line" svg:x1="5.608cm" svg:y1="10.865cm" svg:x2="4.252cm" svg:y2="10.865cm" draw:start-shape="id70" draw:start-glue-point="3" draw:end-shape="id71" draw:end-glue-point="1" svg:d="M5608 10865h-1356" svg:viewBox="0 0 1357 1">
            <text:p/>
          </draw:connector>
          <draw:connector draw:style-name="gr17" draw:text-style-name="P6" draw:layer="layout" draw:type="line" svg:x1="23.553cm" svg:y1="10.845cm" svg:x2="20.047cm" svg:y2="10.865cm" draw:start-shape="id72" draw:start-glue-point="3" draw:end-shape="id66" draw:end-glue-point="1" svg:d="M23553 10845l-3506 20" svg:viewBox="0 0 3507 21">
            <text:p/>
          </draw:connector>
          <draw:connector draw:style-name="gr18" draw:text-style-name="P6" draw:layer="layout" draw:type="line" svg:x1="16.49cm" svg:y1="10.865cm" svg:x2="13.149cm" svg:y2="10.865cm" draw:start-shape="id67" draw:start-glue-point="3" draw:end-shape="id68" draw:end-glue-point="1" svg:d="M16490 10865h-3341" svg:viewBox="0 0 3342 1">
            <text:p/>
          </draw:connector>
          <draw:connector draw:style-name="gr45" draw:text-style-name="P6" draw:layer="layout" draw:type="line" svg:x1="9.592cm" svg:y1="10.865cm" svg:x2="6.626cm" svg:y2="10.865cm" draw:start-shape="id69" draw:start-glue-point="3" draw:end-shape="id70" draw:end-glue-point="1" svg:d="M9592 10865h-2966" svg:viewBox="0 0 2967 1">
            <text:p/>
          </draw:connector>
          <draw:frame draw:style-name="gr20" draw:text-style-name="P7" draw:layer="layout" svg:width="3.11cm" svg:height="0.65cm" svg:x="20.303cm" svg:y="10.083cm">
            <draw:text-box>
              <text:p><text:span text:style-name="T1">source2fwtelsim</text:span></text:p>
            </draw:text-box>
          </draw:frame>
          <draw:frame draw:style-name="gr21" draw:text-style-name="P7" draw:layer="layout" svg:width="3.49cm" svg:height="1.039cm" svg:x="15.093cm" svg:y="6.994cm">
            <draw:text-box>
              <text:p><text:span text:style-name="T1">telescope2pickoff</text:span></text:p>
            </draw:text-box>
          </draw:frame>
          <draw:frame draw:style-name="gr20" draw:text-style-name="P7" draw:layer="layout" svg:width="3.11cm" svg:height="0.65cm" svg:x="6.842cm" svg:y="10.181cm">
            <draw:text-box>
              <text:p><text:span text:style-name="T1">pickoff2stagek</text:span></text:p>
            </draw:text-box>
          </draw:frame>
        </draw:g>
        <draw:frame draw:style-name="gr22" draw:text-style-name="P8" draw:layer="layout" svg:width="10.029cm" svg:height="0.806cm" svg:x="2.86cm" svg:y="5.709cm">
          <draw:text-box>
            <text:p><text:span text:style-name="T3">Step 7: pickoff.lab off, pickoff.tel on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7T15:53:13.887041863</meta:creation-date>
    <dc:date>2024-07-27T19:44:17.578732420</dc:date>
    <meta:editing-duration>PT3H40M51S</meta:editing-duration>
    <meta:editing-cycles>9</meta:editing-cycles>
    <meta:generator>LibreOffice/7.3.7.2$Linux_X86_64 LibreOffice_project/30$Build-2</meta:generator>
    <meta:document-statistic meta:object-count="461"/>
  </office:meta>
</office:document-meta>
</file>